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face style:name="Arial2"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ff0000"/>
    </style:style>
    <style:style style:name="P2" style:family="paragraph" style:parent-style-name="Standard">
      <style:text-properties fo:color="#ff0000" officeooo:paragraph-rsid="0028f564"/>
    </style:style>
    <style:style style:name="P3" style:family="paragraph" style:parent-style-name="Standard">
      <style:text-properties fo:language="fr" fo:country="FR"/>
    </style:style>
    <style:style style:name="P4" style:family="paragraph" style:parent-style-name="Standard">
      <style:text-properties fo:language="fr" fo:country="FR" officeooo:rsid="001c12d4" officeooo:paragraph-rsid="001cf62b"/>
    </style:style>
    <style:style style:name="P5" style:family="paragraph" style:parent-style-name="Standard">
      <style:text-properties fo:language="fr" fo:country="FR" officeooo:rsid="001cf62b" officeooo:paragraph-rsid="001cf62b"/>
    </style:style>
    <style:style style:name="P6" style:family="paragraph" style:parent-style-name="Standard">
      <style:text-properties fo:language="fr" fo:country="FR" officeooo:rsid="001cf62b" officeooo:paragraph-rsid="002245c2"/>
    </style:style>
    <style:style style:name="P7" style:family="paragraph" style:parent-style-name="Standard">
      <style:text-properties fo:language="fr" fo:country="FR" officeooo:rsid="001cf62b" officeooo:paragraph-rsid="00231bc0"/>
    </style:style>
    <style:style style:name="P8" style:family="paragraph" style:parent-style-name="Standard">
      <style:text-properties fo:language="fr" fo:country="FR" officeooo:paragraph-rsid="001cf62b"/>
    </style:style>
    <style:style style:name="P9" style:family="paragraph" style:parent-style-name="Standard">
      <style:text-properties fo:language="fr" fo:country="FR" officeooo:paragraph-rsid="002245c2"/>
    </style:style>
    <style:style style:name="P10" style:family="paragraph" style:parent-style-name="Standard">
      <style:text-properties fo:language="fr" fo:country="FR" officeooo:paragraph-rsid="00231bc0"/>
    </style:style>
    <style:style style:name="P11" style:family="paragraph" style:parent-style-name="Standard">
      <style:text-properties fo:language="fr" fo:country="FR" officeooo:paragraph-rsid="00245c20"/>
    </style:style>
    <style:style style:name="P12" style:family="paragraph" style:parent-style-name="Standard">
      <style:text-properties fo:language="fr" fo:country="FR" officeooo:rsid="000c0670" officeooo:paragraph-rsid="000c0670"/>
    </style:style>
    <style:style style:name="P13" style:family="paragraph" style:parent-style-name="Standard">
      <style:text-properties fo:language="fr" fo:country="FR" officeooo:rsid="000e97bb" officeooo:paragraph-rsid="0010823d"/>
    </style:style>
    <style:style style:name="P14" style:family="paragraph" style:parent-style-name="Standard">
      <style:text-properties fo:language="fr" fo:country="FR" officeooo:rsid="0012fa68" officeooo:paragraph-rsid="00134090"/>
    </style:style>
    <style:style style:name="P15" style:family="paragraph" style:parent-style-name="Standard">
      <style:text-properties fo:language="fr" fo:country="FR" officeooo:rsid="00152c67" officeooo:paragraph-rsid="00152c67"/>
    </style:style>
    <style:style style:name="P16" style:family="paragraph" style:parent-style-name="Standard">
      <style:text-properties fo:language="fr" fo:country="FR" officeooo:rsid="0017177f" officeooo:paragraph-rsid="0017177f"/>
    </style:style>
    <style:style style:name="P17" style:family="paragraph" style:parent-style-name="Standard">
      <style:text-properties fo:language="fr" fo:country="FR" officeooo:paragraph-rsid="0017f3de"/>
    </style:style>
    <style:style style:name="P18" style:family="paragraph" style:parent-style-name="Standard">
      <style:text-properties fo:language="fr" fo:country="FR" officeooo:rsid="0017f3de" officeooo:paragraph-rsid="0017f3de"/>
    </style:style>
    <style:style style:name="P19" style:family="paragraph" style:parent-style-name="Standard">
      <style:text-properties fo:language="fr" fo:country="FR" officeooo:paragraph-rsid="001a524a"/>
    </style:style>
    <style:style style:name="P20" style:family="paragraph" style:parent-style-name="Standard">
      <style:text-properties fo:language="fr" fo:country="FR" officeooo:paragraph-rsid="002dd341"/>
    </style:style>
    <style:style style:name="P21" style:family="paragraph" style:parent-style-name="Standard">
      <style:text-properties fo:language="fr" fo:country="FR" officeooo:rsid="00318460" officeooo:paragraph-rsid="00318460"/>
    </style:style>
    <style:style style:name="P22" style:family="paragraph" style:parent-style-name="Standard">
      <style:paragraph-properties>
        <style:tab-stops>
          <style:tab-stop style:position="11.28cm"/>
        </style:tab-stops>
      </style:paragraph-properties>
      <style:text-properties fo:language="fr" fo:country="FR"/>
    </style:style>
    <style:style style:name="P23" style:family="paragraph" style:parent-style-name="Standard">
      <style:text-properties fo:language="fr" fo:country="FR" officeooo:rsid="0041fbe6" officeooo:paragraph-rsid="0041fbe6"/>
    </style:style>
    <style:style style:name="P24" style:family="paragraph" style:parent-style-name="Standard">
      <style:text-properties fo:language="fr" fo:country="FR" officeooo:rsid="004886d4" officeooo:paragraph-rsid="004886d4"/>
    </style:style>
    <style:style style:name="P25" style:family="paragraph" style:parent-style-name="Standard">
      <style:text-properties fo:language="fr" fo:country="FR" officeooo:rsid="00785a9c" officeooo:paragraph-rsid="00785a9c"/>
    </style:style>
    <style:style style:name="P26" style:family="paragraph" style:parent-style-name="Standard">
      <style:text-properties fo:language="fr" fo:country="FR" officeooo:rsid="0078b25f" officeooo:paragraph-rsid="0078b25f"/>
    </style:style>
    <style:style style:name="P27" style:family="paragraph" style:parent-style-name="Standard">
      <style:paragraph-properties fo:text-align="start" style:justify-single-word="false"/>
      <style:text-properties officeooo:paragraph-rsid="0008e55b"/>
    </style:style>
    <style:style style:name="P28" style:family="paragraph" style:parent-style-name="Standard">
      <style:paragraph-properties fo:text-align="start" style:justify-single-word="false"/>
      <style:text-properties officeooo:paragraph-rsid="00231bc0"/>
    </style:style>
    <style:style style:name="P29" style:family="paragraph" style:parent-style-name="Standard">
      <style:paragraph-properties fo:text-align="start" style:justify-single-word="false"/>
      <style:text-properties officeooo:paragraph-rsid="00245c20"/>
    </style:style>
    <style:style style:name="P30" style:family="paragraph" style:parent-style-name="Standard">
      <style:paragraph-properties fo:text-align="start" style:justify-single-word="false"/>
      <style:text-properties fo:color="#006600" fo:language="fr" fo:country="FR" officeooo:paragraph-rsid="0008e55b"/>
    </style:style>
    <style:style style:name="P31" style:family="paragraph" style:parent-style-name="Standard">
      <style:paragraph-properties fo:text-align="start" style:justify-single-word="false"/>
      <style:text-properties fo:color="#006600" fo:language="fr" fo:country="FR" fo:background-color="transparent"/>
    </style:style>
    <style:style style:name="P32" style:family="paragraph" style:parent-style-name="Standard">
      <style:text-properties officeooo:paragraph-rsid="00245c20"/>
    </style:style>
    <style:style style:name="P33" style:family="paragraph" style:parent-style-name="Standard">
      <style:text-properties officeooo:paragraph-rsid="0017f3de"/>
    </style:style>
    <style:style style:name="P34" style:family="paragraph" style:parent-style-name="Standard">
      <style:text-properties officeooo:paragraph-rsid="001a524a"/>
    </style:style>
    <style:style style:name="P35" style:family="paragraph" style:parent-style-name="Standard">
      <style:paragraph-properties fo:text-align="start" style:justify-single-word="false"/>
      <style:text-properties fo:color="#009900" fo:language="fr" fo:country="FR" officeooo:paragraph-rsid="0008e55b"/>
    </style:style>
    <style:style style:name="P36" style:family="paragraph" style:parent-style-name="Standard">
      <style:paragraph-properties fo:text-align="start" style:justify-single-word="false"/>
      <style:text-properties fo:color="#009900" officeooo:paragraph-rsid="0008e55b"/>
    </style:style>
    <style:style style:name="P37" style:family="paragraph" style:parent-style-name="Standard">
      <style:text-properties fo:color="#0000ff"/>
    </style:style>
    <style:style style:name="P38" style:family="paragraph" style:parent-style-name="Standard">
      <style:text-properties fo:color="#0000ff" fo:language="fr" fo:country="FR"/>
    </style:style>
    <style:style style:name="P39" style:family="paragraph" style:parent-style-name="Standard">
      <style:paragraph-properties fo:text-align="start" style:justify-single-word="false"/>
      <style:text-properties fo:color="#0000ff" fo:language="fr" fo:country="FR" fo:background-color="transparent"/>
    </style:style>
    <style:style style:name="P40" style:family="paragraph" style:parent-style-name="Standard">
      <style:text-properties fo:color="#0000ff" fo:language="fr" fo:country="FR" officeooo:paragraph-rsid="00731038" fo:background-color="transparent"/>
    </style:style>
    <style:style style:name="P41" style:family="paragraph" style:parent-style-name="Standard">
      <style:paragraph-properties fo:text-align="start" style:justify-single-word="false"/>
      <style:text-properties fo:color="#0000ff" fo:language="fr" fo:country="FR"/>
    </style:style>
    <style:style style:name="P42" style:family="paragraph" style:parent-style-name="Standard">
      <style:paragraph-properties fo:text-align="start" style:justify-single-word="false"/>
      <style:text-properties fo:color="#0000ff" fo:language="fr" fo:country="FR" officeooo:paragraph-rsid="00745829"/>
    </style:style>
    <style:style style:name="P43" style:family="paragraph" style:parent-style-name="Standard">
      <style:text-properties fo:color="#0000ff" style:font-name="Calibri" fo:font-size="12pt" style:font-size-asian="12pt" style:font-size-complex="12pt"/>
    </style:style>
    <style:style style:name="P44" style:family="paragraph" style:parent-style-name="Standard">
      <style:text-properties fo:color="#0000ff" fo:background-color="transparent"/>
    </style:style>
    <style:style style:name="P45" style:family="paragraph" style:parent-style-name="Standard">
      <style:paragraph-properties fo:text-align="start" style:justify-single-word="false"/>
      <style:text-properties fo:color="#0000ff" fo:background-color="transparent"/>
    </style:style>
    <style:style style:name="P46" style:family="paragraph" style:parent-style-name="Standard">
      <style:text-properties fo:color="#0000ff" officeooo:paragraph-rsid="00731038" fo:background-color="transparent"/>
    </style:style>
    <style:style style:name="P47" style:family="paragraph" style:parent-style-name="Standard">
      <style:text-properties fo:color="#000000" fo:language="fr" fo:country="FR"/>
    </style:style>
    <style:style style:name="P48" style:family="paragraph" style:parent-style-name="Standard">
      <style:paragraph-properties fo:text-align="start" style:justify-single-word="false"/>
      <style:text-properties fo:color="#000000" fo:language="fr" fo:country="FR" fo:background-color="transparent"/>
    </style:style>
    <style:style style:name="P49" style:family="paragraph" style:parent-style-name="Standard">
      <style:paragraph-properties fo:text-align="start" style:justify-single-word="false"/>
      <style:text-properties fo:color="#000000" fo:language="fr" fo:country="FR" officeooo:paragraph-rsid="00295eec" fo:background-color="transparent"/>
    </style:style>
    <style:style style:name="P50" style:family="paragraph" style:parent-style-name="Standard">
      <style:paragraph-properties fo:text-align="start" style:justify-single-word="false"/>
      <style:text-properties fo:color="#000000" fo:language="fr" fo:country="FR" officeooo:rsid="00295eec" officeooo:paragraph-rsid="00295eec" fo:background-color="transparent"/>
    </style:style>
    <style:style style:name="P51" style:family="paragraph" style:parent-style-name="Standard">
      <style:paragraph-properties fo:text-align="start" style:justify-single-word="false"/>
      <style:text-properties fo:color="#000000" fo:language="fr" fo:country="FR" officeooo:rsid="002ad081" officeooo:paragraph-rsid="002ad081" fo:background-color="transparent"/>
    </style:style>
    <style:style style:name="P52" style:family="paragraph" style:parent-style-name="Standard">
      <style:paragraph-properties fo:text-align="start" style:justify-single-word="false"/>
      <style:text-properties fo:color="#000000" fo:language="fr" fo:country="FR" officeooo:rsid="002c439c" officeooo:paragraph-rsid="002c439c" fo:background-color="transparent"/>
    </style:style>
    <style:style style:name="P53" style:family="paragraph" style:parent-style-name="Standard">
      <style:paragraph-properties fo:text-align="start" style:justify-single-word="false"/>
      <style:text-properties fo:color="#000000" fo:language="fr" fo:country="FR" officeooo:rsid="002dd341" officeooo:paragraph-rsid="002dd341" fo:background-color="transparent"/>
    </style:style>
    <style:style style:name="P54" style:family="paragraph" style:parent-style-name="Standard">
      <style:paragraph-properties fo:text-align="start" style:justify-single-word="false"/>
      <style:text-properties fo:color="#000000" fo:language="fr" fo:country="FR" officeooo:rsid="002e0c90" officeooo:paragraph-rsid="002e0c90" fo:background-color="transparent"/>
    </style:style>
    <style:style style:name="P55" style:family="paragraph" style:parent-style-name="Standard">
      <style:paragraph-properties fo:text-align="start" style:justify-single-word="false"/>
      <style:text-properties fo:color="#000000" fo:language="fr" fo:country="FR" officeooo:rsid="00321edc" officeooo:paragraph-rsid="00321edc" fo:background-color="transparent"/>
    </style:style>
    <style:style style:name="P56" style:family="paragraph" style:parent-style-name="Standard">
      <style:paragraph-properties fo:text-align="start" style:justify-single-word="false"/>
      <style:text-properties fo:color="#000000" fo:language="fr" fo:country="FR" officeooo:rsid="0033264b" officeooo:paragraph-rsid="0033264b" fo:background-color="transparent"/>
    </style:style>
    <style:style style:name="P57" style:family="paragraph" style:parent-style-name="Standard">
      <style:paragraph-properties fo:text-align="start" style:justify-single-word="false"/>
      <style:text-properties fo:color="#000000" fo:language="fr" fo:country="FR" officeooo:rsid="00356aee" officeooo:paragraph-rsid="0033264b" fo:background-color="transparent"/>
    </style:style>
    <style:style style:name="P58" style:family="paragraph" style:parent-style-name="Standard">
      <style:paragraph-properties fo:text-align="start" style:justify-single-word="false"/>
      <style:text-properties fo:color="#000000" fo:language="fr" fo:country="FR" officeooo:rsid="00372ecc" officeooo:paragraph-rsid="00372ecc" fo:background-color="transparent"/>
    </style:style>
    <style:style style:name="P59" style:family="paragraph" style:parent-style-name="Standard">
      <style:paragraph-properties fo:text-align="start" style:justify-single-word="false"/>
      <style:text-properties fo:color="#000000" fo:language="fr" fo:country="FR" officeooo:rsid="0037cc27" officeooo:paragraph-rsid="0037cc27" fo:background-color="transparent"/>
    </style:style>
    <style:style style:name="P60" style:family="paragraph" style:parent-style-name="Standard">
      <style:paragraph-properties fo:text-align="start" style:justify-single-word="false"/>
      <style:text-properties fo:color="#000000" fo:language="fr" fo:country="FR" officeooo:rsid="0041fbe6" officeooo:paragraph-rsid="0041fbe6" fo:background-color="transparent"/>
    </style:style>
    <style:style style:name="P61" style:family="paragraph" style:parent-style-name="Standard">
      <style:paragraph-properties fo:text-align="start" style:justify-single-word="false"/>
      <style:text-properties fo:color="#000000" fo:language="fr" fo:country="FR" officeooo:rsid="0044f031" officeooo:paragraph-rsid="0044f031" fo:background-color="transparent"/>
    </style:style>
    <style:style style:name="P62" style:family="paragraph" style:parent-style-name="Standard">
      <style:paragraph-properties fo:text-align="start" style:justify-single-word="false"/>
      <style:text-properties fo:color="#000000" fo:language="fr" fo:country="FR" officeooo:rsid="004a5cd6" officeooo:paragraph-rsid="004a5cd6" fo:background-color="transparent"/>
    </style:style>
    <style:style style:name="P63" style:family="paragraph" style:parent-style-name="Standard">
      <style:paragraph-properties fo:text-align="start" style:justify-single-word="false"/>
      <style:text-properties fo:color="#000000" fo:language="fr" fo:country="FR" officeooo:rsid="004aaa52" officeooo:paragraph-rsid="004aaa52" fo:background-color="transparent"/>
    </style:style>
    <style:style style:name="P64" style:family="paragraph" style:parent-style-name="Standard">
      <style:paragraph-properties fo:text-align="start" style:justify-single-word="false"/>
      <style:text-properties fo:color="#000000" fo:language="fr" fo:country="FR" officeooo:rsid="004bfd85" officeooo:paragraph-rsid="004bfd85" fo:background-color="transparent"/>
    </style:style>
    <style:style style:name="P65" style:family="paragraph" style:parent-style-name="Standard">
      <style:paragraph-properties fo:text-align="start" style:justify-single-word="false"/>
      <style:text-properties fo:color="#000000" fo:language="fr" fo:country="FR" officeooo:rsid="004ff11b" officeooo:paragraph-rsid="004ff11b" fo:background-color="transparent"/>
    </style:style>
    <style:style style:name="P66" style:family="paragraph" style:parent-style-name="Standard">
      <style:paragraph-properties fo:text-align="start" style:justify-single-word="false"/>
      <style:text-properties fo:color="#000000" fo:language="fr" fo:country="FR" officeooo:rsid="0051375e" officeooo:paragraph-rsid="0051375e" fo:background-color="transparent"/>
    </style:style>
    <style:style style:name="P67" style:family="paragraph" style:parent-style-name="Standard">
      <style:paragraph-properties fo:text-align="start" style:justify-single-word="false"/>
      <style:text-properties fo:color="#000000" fo:language="fr" fo:country="FR" officeooo:rsid="0052dddc" officeooo:paragraph-rsid="0052dddc" fo:background-color="transparent"/>
    </style:style>
    <style:style style:name="P68" style:family="paragraph" style:parent-style-name="Standard">
      <style:paragraph-properties fo:text-align="start" style:justify-single-word="false"/>
      <style:text-properties fo:color="#000000" fo:language="fr" fo:country="FR" officeooo:rsid="005358d0" officeooo:paragraph-rsid="005358d0" fo:background-color="transparent"/>
    </style:style>
    <style:style style:name="P69" style:family="paragraph" style:parent-style-name="Standard">
      <style:paragraph-properties fo:text-align="start" style:justify-single-word="false"/>
      <style:text-properties fo:color="#000000" fo:language="fr" fo:country="FR" officeooo:rsid="0055401a" officeooo:paragraph-rsid="0055401a" fo:background-color="transparent"/>
    </style:style>
    <style:style style:name="P70" style:family="paragraph" style:parent-style-name="Standard">
      <style:paragraph-properties fo:text-align="start" style:justify-single-word="false"/>
      <style:text-properties fo:color="#000000" fo:language="fr" fo:country="FR" officeooo:rsid="0055a714" officeooo:paragraph-rsid="0055a714" fo:background-color="transparent"/>
    </style:style>
    <style:style style:name="P71" style:family="paragraph" style:parent-style-name="Standard">
      <style:paragraph-properties fo:text-align="start" style:justify-single-word="false"/>
      <style:text-properties fo:color="#000000" fo:language="fr" fo:country="FR" officeooo:rsid="005789f9" officeooo:paragraph-rsid="005789f9" fo:background-color="transparent"/>
    </style:style>
    <style:style style:name="P72" style:family="paragraph" style:parent-style-name="Standard">
      <style:paragraph-properties fo:text-align="start" style:justify-single-word="false"/>
      <style:text-properties fo:color="#000000" fo:language="fr" fo:country="FR" officeooo:rsid="005ab92e" officeooo:paragraph-rsid="005ab92e" fo:background-color="transparent"/>
    </style:style>
    <style:style style:name="P73" style:family="paragraph" style:parent-style-name="Standard">
      <style:paragraph-properties fo:text-align="start" style:justify-single-word="false"/>
      <style:text-properties fo:color="#000000" fo:language="fr" fo:country="FR" officeooo:rsid="005b63da" officeooo:paragraph-rsid="005b63da" fo:background-color="transparent"/>
    </style:style>
    <style:style style:name="P74" style:family="paragraph" style:parent-style-name="Standard">
      <style:paragraph-properties fo:text-align="start" style:justify-single-word="false"/>
      <style:text-properties fo:color="#000000" fo:language="fr" fo:country="FR" officeooo:rsid="005c3e65" officeooo:paragraph-rsid="005c3e65" fo:background-color="transparent"/>
    </style:style>
    <style:style style:name="P75" style:family="paragraph" style:parent-style-name="Standard">
      <style:paragraph-properties fo:text-align="start" style:justify-single-word="false"/>
      <style:text-properties fo:color="#000000" fo:language="fr" fo:country="FR" officeooo:rsid="005c430d" officeooo:paragraph-rsid="005c430d" fo:background-color="transparent"/>
    </style:style>
    <style:style style:name="P76" style:family="paragraph" style:parent-style-name="Standard">
      <style:paragraph-properties fo:text-align="start" style:justify-single-word="false"/>
      <style:text-properties fo:color="#000000" fo:language="fr" fo:country="FR" officeooo:rsid="005e3f96" officeooo:paragraph-rsid="005e3f96" fo:background-color="transparent"/>
    </style:style>
    <style:style style:name="P77" style:family="paragraph" style:parent-style-name="Standard">
      <style:paragraph-properties fo:text-align="start" style:justify-single-word="false"/>
      <style:text-properties fo:color="#000000" fo:language="fr" fo:country="FR" officeooo:rsid="005ef563" officeooo:paragraph-rsid="005fe2f5" fo:background-color="transparent"/>
    </style:style>
    <style:style style:name="P78" style:family="paragraph" style:parent-style-name="Standard">
      <style:paragraph-properties fo:text-align="start" style:justify-single-word="false"/>
      <style:text-properties fo:color="#000000" fo:language="fr" fo:country="FR" officeooo:rsid="0063a1d4" officeooo:paragraph-rsid="0063a1d4" fo:background-color="transparent"/>
    </style:style>
    <style:style style:name="P79" style:family="paragraph" style:parent-style-name="Standard">
      <style:paragraph-properties fo:text-align="start" style:justify-single-word="false"/>
      <style:text-properties fo:color="#000000" fo:language="fr" fo:country="FR" officeooo:rsid="00654286" officeooo:paragraph-rsid="00654286" fo:background-color="transparent"/>
    </style:style>
    <style:style style:name="P80" style:family="paragraph" style:parent-style-name="Standard">
      <style:paragraph-properties fo:text-align="start" style:justify-single-word="false"/>
      <style:text-properties fo:color="#000000" fo:language="fr" fo:country="FR" officeooo:rsid="00680652" officeooo:paragraph-rsid="00680652" fo:background-color="transparent"/>
    </style:style>
    <style:style style:name="P81" style:family="paragraph" style:parent-style-name="Standard">
      <style:paragraph-properties fo:text-align="start" style:justify-single-word="false"/>
      <style:text-properties fo:color="#000000" fo:language="fr" fo:country="FR" officeooo:rsid="006988b6" officeooo:paragraph-rsid="006988b6" fo:background-color="transparent"/>
    </style:style>
    <style:style style:name="P82" style:family="paragraph" style:parent-style-name="Standard">
      <style:paragraph-properties fo:text-align="start" style:justify-single-word="false"/>
      <style:text-properties fo:color="#000000" fo:language="fr" fo:country="FR" officeooo:rsid="0069d218" officeooo:paragraph-rsid="0069d218" fo:background-color="transparent"/>
    </style:style>
    <style:style style:name="P83" style:family="paragraph" style:parent-style-name="Standard">
      <style:paragraph-properties fo:text-align="start" style:justify-single-word="false"/>
      <style:text-properties fo:color="#000000" fo:language="fr" fo:country="FR" officeooo:rsid="0069e218" officeooo:paragraph-rsid="0069e218" fo:background-color="transparent"/>
    </style:style>
    <style:style style:name="P84" style:family="paragraph" style:parent-style-name="Standard">
      <style:paragraph-properties fo:text-align="start" style:justify-single-word="false"/>
      <style:text-properties fo:color="#000000" fo:language="fr" fo:country="FR" officeooo:rsid="006b845b" officeooo:paragraph-rsid="006b845b" fo:background-color="transparent"/>
    </style:style>
    <style:style style:name="P85" style:family="paragraph" style:parent-style-name="Standard">
      <style:paragraph-properties fo:text-align="start" style:justify-single-word="false"/>
      <style:text-properties fo:color="#000000" fo:language="fr" fo:country="FR" officeooo:rsid="006b845b" officeooo:paragraph-rsid="006caa5f" fo:background-color="transparent"/>
    </style:style>
    <style:style style:name="P86" style:family="paragraph" style:parent-style-name="Standard">
      <style:paragraph-properties fo:text-align="start" style:justify-single-word="false"/>
      <style:text-properties fo:color="#000000" fo:language="fr" fo:country="FR" officeooo:rsid="006d69dd" officeooo:paragraph-rsid="006b845b" fo:background-color="transparent"/>
    </style:style>
    <style:style style:name="P87" style:family="paragraph" style:parent-style-name="Standard">
      <style:paragraph-properties fo:text-align="start" style:justify-single-word="false"/>
      <style:text-properties fo:color="#000000" fo:language="fr" fo:country="FR" officeooo:rsid="006d69dd" officeooo:paragraph-rsid="006d69dd" fo:background-color="transparent"/>
    </style:style>
    <style:style style:name="P88" style:family="paragraph" style:parent-style-name="Standard">
      <style:paragraph-properties fo:text-align="start" style:justify-single-word="false"/>
      <style:text-properties fo:color="#000000" fo:language="fr" fo:country="FR" officeooo:rsid="006f2853" officeooo:paragraph-rsid="006f2853" fo:background-color="transparent"/>
    </style:style>
    <style:style style:name="P89" style:family="paragraph" style:parent-style-name="Standard">
      <style:paragraph-properties fo:text-align="start" style:justify-single-word="false"/>
      <style:text-properties fo:color="#000000" fo:language="fr" fo:country="FR" officeooo:rsid="006f2853" officeooo:paragraph-rsid="006fd790" fo:background-color="transparent"/>
    </style:style>
    <style:style style:name="P90" style:family="paragraph" style:parent-style-name="Standard">
      <style:paragraph-properties fo:text-align="start" style:justify-single-word="false"/>
      <style:text-properties fo:color="#000000" fo:language="fr" fo:country="FR" officeooo:rsid="006ff8ea" officeooo:paragraph-rsid="006ff8ea" fo:background-color="transparent"/>
    </style:style>
    <style:style style:name="P91" style:family="paragraph" style:parent-style-name="Standard">
      <style:paragraph-properties fo:text-align="start" style:justify-single-word="false"/>
      <style:text-properties fo:color="#000000" fo:language="fr" fo:country="FR" officeooo:rsid="00745829" fo:background-color="transparent"/>
    </style:style>
    <style:style style:name="P92" style:family="paragraph" style:parent-style-name="Standard">
      <style:paragraph-properties fo:text-align="start" style:justify-single-word="false"/>
      <style:text-properties fo:color="#000000" fo:language="fr" fo:country="FR"/>
    </style:style>
    <style:style style:name="P93" style:family="paragraph" style:parent-style-name="Standard">
      <style:paragraph-properties fo:text-align="start" style:justify-single-word="false"/>
      <style:text-properties fo:color="#000000"/>
    </style:style>
    <style:style style:name="P94" style:family="paragraph" style:parent-style-name="Standard">
      <style:paragraph-properties fo:text-align="start" style:justify-single-word="false"/>
      <style:text-properties fo:color="#000000" fo:background-color="transparent"/>
    </style:style>
    <style:style style:name="P95" style:family="paragraph" style:parent-style-name="Standard">
      <style:text-properties fo:color="#0000cc" fo:language="fr" fo:country="FR"/>
    </style:style>
    <style:style style:name="P96" style:family="paragraph" style:parent-style-name="Standard">
      <style:text-properties style:font-name="Liberation Serif" fo:font-size="12pt" style:font-size-asian="12pt" style:font-size-complex="12pt"/>
    </style:style>
    <style:style style:name="P97" style:family="paragraph" style:parent-style-name="Standard">
      <style:text-properties officeooo:rsid="0049453f" officeooo:paragraph-rsid="0049453f"/>
    </style:style>
    <style:style style:name="P98" style:family="paragraph" style:parent-style-name="Standard">
      <style:paragraph-properties fo:margin-top="0cm" fo:margin-bottom="0cm" loext:contextual-spacing="false"/>
      <style:text-properties fo:color="#0000cc" style:font-name="Calibri" fo:font-size="12pt" style:font-size-asian="12pt" style:font-size-complex="12pt"/>
    </style:style>
    <style:style style:name="P99" style:family="paragraph" style:parent-style-name="Text_20_body">
      <style:text-properties officeooo:paragraph-rsid="0008e55b"/>
    </style:style>
    <style:style style:name="P100" style:family="paragraph" style:parent-style-name="Text_20_body">
      <style:paragraph-properties fo:text-align="start" style:justify-single-word="false"/>
      <style:text-properties officeooo:paragraph-rsid="006ff8ea"/>
    </style:style>
    <style:style style:name="P101" style:family="paragraph" style:parent-style-name="List_20_Contents">
      <style:paragraph-properties fo:margin-left="0cm" fo:margin-right="0cm" fo:text-indent="0cm" style:auto-text-indent="false"/>
    </style:style>
    <style:style style:name="P102" style:family="paragraph" style:parent-style-name="List_20_Contents">
      <style:text-properties fo:color="#0000ff"/>
    </style:style>
    <style:style style:name="P103" style:family="paragraph" style:parent-style-name="Preformatted_20_Text">
      <style:text-properties fo:color="#0000ff" style:font-name="Calibri" fo:font-size="12pt" style:font-size-asian="12pt" style:font-size-complex="12pt"/>
    </style:style>
    <style:style style:name="P104" style:family="paragraph" style:parent-style-name="Preformatted_20_Text">
      <style:text-properties style:font-name="Liberation Serif" fo:font-size="12pt" style:font-size-asian="12pt" style:font-size-complex="12pt"/>
    </style:style>
    <style:style style:name="P105" style:family="paragraph" style:parent-style-name="Standard" style:list-style-name="L1"/>
    <style:style style:name="P106" style:family="paragraph" style:parent-style-name="Standard" style:list-style-name="L1">
      <style:text-properties officeooo:paragraph-rsid="00231bc0"/>
    </style:style>
    <style:style style:name="P107" style:family="paragraph" style:parent-style-name="Standard" style:list-style-name="L1">
      <style:text-properties officeooo:paragraph-rsid="00245c20"/>
    </style:style>
    <style:style style:name="P108" style:family="paragraph" style:parent-style-name="Standard" style:list-style-name="L1">
      <style:text-properties fo:language="fr" fo:country="FR"/>
    </style:style>
    <style:style style:name="P109" style:family="paragraph" style:parent-style-name="Standard" style:list-style-name="L1">
      <style:text-properties fo:language="fr" fo:country="FR" officeooo:paragraph-rsid="000c0670"/>
    </style:style>
    <style:style style:name="P110" style:family="paragraph" style:parent-style-name="Standard" style:list-style-name="L1">
      <style:text-properties fo:language="fr" fo:country="FR" officeooo:rsid="000e97bb" officeooo:paragraph-rsid="0010823d"/>
    </style:style>
    <style:style style:name="P111" style:family="paragraph" style:parent-style-name="Standard" style:list-style-name="L1">
      <style:text-properties fo:language="fr" fo:country="FR" officeooo:rsid="0012fa68" officeooo:paragraph-rsid="00134090"/>
    </style:style>
    <style:style style:name="P112" style:family="paragraph" style:parent-style-name="Standard" style:list-style-name="L1">
      <style:text-properties fo:language="fr" fo:country="FR" officeooo:rsid="0012fa68" officeooo:paragraph-rsid="0014b3cd"/>
    </style:style>
    <style:style style:name="P113" style:family="paragraph" style:parent-style-name="Standard" style:list-style-name="L1">
      <style:text-properties fo:language="fr" fo:country="FR" officeooo:rsid="0017f3de" officeooo:paragraph-rsid="0017f3de"/>
    </style:style>
    <style:style style:name="P114" style:family="paragraph" style:parent-style-name="Standard" style:list-style-name="L1">
      <style:text-properties fo:language="fr" fo:country="FR" officeooo:rsid="0017177f" officeooo:paragraph-rsid="0017f3de"/>
    </style:style>
    <style:style style:name="P115" style:family="paragraph" style:parent-style-name="Standard" style:list-style-name="L1">
      <style:text-properties fo:language="fr" fo:country="FR" officeooo:rsid="001a524a" officeooo:paragraph-rsid="001a524a"/>
    </style:style>
    <style:style style:name="P116" style:family="paragraph" style:parent-style-name="Standard" style:list-style-name="L1">
      <style:text-properties fo:language="fr" fo:country="FR" officeooo:rsid="001c12d4" officeooo:paragraph-rsid="001c12d4"/>
    </style:style>
    <style:style style:name="P117" style:family="paragraph" style:parent-style-name="Standard" style:list-style-name="L1">
      <style:text-properties fo:language="fr" fo:country="FR" officeooo:rsid="001cf62b" officeooo:paragraph-rsid="001cf62b"/>
    </style:style>
    <style:style style:name="P118" style:family="paragraph" style:parent-style-name="Standard" style:list-style-name="L1">
      <style:text-properties fo:language="fr" fo:country="FR" officeooo:rsid="001cf62b" officeooo:paragraph-rsid="00204b03"/>
    </style:style>
    <style:style style:name="P119" style:family="paragraph" style:parent-style-name="Standard" style:list-style-name="L1">
      <style:text-properties fo:language="fr" fo:country="FR" officeooo:rsid="001cf62b" officeooo:paragraph-rsid="002245c2"/>
    </style:style>
    <style:style style:name="P120" style:family="paragraph" style:parent-style-name="Standard">
      <style:text-properties fo:language="fr" fo:country="FR" officeooo:rsid="007ad5f8" officeooo:paragraph-rsid="007ad5f8"/>
    </style:style>
    <style:style style:name="P121" style:family="paragraph" style:parent-style-name="Standard">
      <style:text-properties fo:language="fr" fo:country="FR" officeooo:rsid="007e15f7" officeooo:paragraph-rsid="007e15f7"/>
    </style:style>
    <style:style style:name="P122" style:family="paragraph" style:parent-style-name="Standard" style:list-style-name="L1">
      <style:paragraph-properties fo:text-align="start" style:justify-single-word="false"/>
      <style:text-properties officeooo:paragraph-rsid="0008e55b"/>
    </style:style>
    <style:style style:name="P123" style:family="paragraph" style:parent-style-name="Standard" style:list-style-name="L1">
      <style:text-properties fo:color="#0000ff" fo:language="fr" fo:country="FR"/>
    </style:style>
    <style:style style:name="P124" style:family="paragraph" style:parent-style-name="Standard" style:list-style-name="L1">
      <style:paragraph-properties fo:text-align="start" style:justify-single-word="false"/>
      <style:text-properties fo:color="#0000ff" fo:language="fr" fo:country="FR" fo:background-color="transparent"/>
    </style:style>
    <style:style style:name="P125" style:family="paragraph" style:parent-style-name="Standard" style:list-style-name="L1">
      <style:text-properties fo:color="#0000ff"/>
    </style:style>
    <style:style style:name="P126" style:family="paragraph" style:parent-style-name="Standard" style:list-style-name="L1">
      <style:paragraph-properties fo:text-align="start" style:justify-single-word="false"/>
      <style:text-properties fo:color="#0000ff"/>
    </style:style>
    <style:style style:name="P127" style:family="paragraph" style:parent-style-name="Standard" style:list-style-name="L1">
      <style:paragraph-properties fo:text-align="start" style:justify-single-word="false"/>
      <style:text-properties fo:color="#000000" fo:language="fr" fo:country="FR" fo:background-color="transparent"/>
    </style:style>
    <style:style style:name="P128" style:family="paragraph" style:parent-style-name="Standard" style:list-style-name="L1">
      <style:paragraph-properties fo:margin-top="0cm" fo:margin-bottom="0cm" loext:contextual-spacing="false"/>
    </style:style>
    <style:style style:name="P129" style:family="paragraph" style:parent-style-name="Text_20_body" style:list-style-name="L1">
      <style:text-properties fo:color="#0000ff"/>
    </style:style>
    <style:style style:name="P130" style:family="paragraph" style:parent-style-name="Preformatted_20_Text">
      <style:text-properties fo:color="#000000" style:font-name="Calibri" fo:font-size="12pt" officeooo:rsid="00791f85" style:font-size-asian="12pt" style:font-size-complex="12pt"/>
    </style:style>
    <style:style style:name="T1" style:family="text">
      <style:text-properties fo:color="#0000ff"/>
    </style:style>
    <style:style style:name="T2" style:family="text">
      <style:text-properties fo:color="#0000ff" fo:language="fr" fo:country="FR"/>
    </style:style>
    <style:style style:name="T3" style:family="text">
      <style:text-properties fo:color="#0000ff" style:font-name="Liberation Serif" fo:font-size="12pt" style:font-size-asian="12pt" style:font-size-complex="12pt"/>
    </style:style>
    <style:style style:name="T4" style:family="text">
      <style:text-properties fo:color="#0000ff" style:font-name="Calibri" fo:font-size="12pt" style:font-size-asian="12pt" style:font-size-complex="12pt"/>
    </style:style>
    <style:style style:name="T5" style:family="text">
      <style:text-properties fo:color="#0000ff" officeooo:rsid="000e97bb"/>
    </style:style>
    <style:style style:name="T6" style:family="text">
      <style:text-properties fo:color="#0000ff" officeooo:rsid="0014b3cd"/>
    </style:style>
    <style:style style:name="T7" style:family="text">
      <style:text-properties fo:color="#0000ff" officeooo:rsid="00231bc0"/>
    </style:style>
    <style:style style:name="T8" style:family="text">
      <style:text-properties fo:color="#0000ff" officeooo:rsid="00245c20"/>
    </style:style>
    <style:style style:name="T9" style:family="text">
      <style:text-properties fo:color="#0000ff" officeooo:rsid="00260436"/>
    </style:style>
    <style:style style:name="T10" style:family="text">
      <style:text-properties fo:color="#0000ff" officeooo:rsid="003dd42a"/>
    </style:style>
    <style:style style:name="T11" style:family="text">
      <style:text-properties fo:language="fr" fo:country="FR"/>
    </style:style>
    <style:style style:name="T12" style:family="text">
      <style:text-properties fo:language="fr" fo:country="FR" officeooo:rsid="00081e26"/>
    </style:style>
    <style:style style:name="T13" style:family="text">
      <style:text-properties fo:language="fr" fo:country="FR" officeooo:rsid="0017177f"/>
    </style:style>
    <style:style style:name="T14" style:family="text">
      <style:text-properties fo:language="fr" fo:country="FR" officeooo:rsid="0017f3de"/>
    </style:style>
    <style:style style:name="T15" style:family="text">
      <style:text-properties fo:language="fr" fo:country="FR" officeooo:rsid="0018e94b"/>
    </style:style>
    <style:style style:name="T16" style:family="text">
      <style:text-properties style:font-name="Liberation Serif" fo:font-size="12pt" style:font-size-asian="12pt" style:font-size-complex="12pt"/>
    </style:style>
    <style:style style:name="T17" style:family="text">
      <style:text-properties fo:color="#00cc00"/>
    </style:style>
    <style:style style:name="T18" style:family="text">
      <style:text-properties fo:color="#000000"/>
    </style:style>
    <style:style style:name="T19" style:family="text">
      <style:text-properties fo:color="#000000" fo:font-weight="normal" style:font-weight-asian="normal" style:font-weight-complex="normal"/>
    </style:style>
    <style:style style:name="T20" style:family="text">
      <style:text-properties fo:color="#000000" style:font-name="Calibri" fo:font-size="12pt" style:font-size-asian="12pt" style:font-size-complex="12pt"/>
    </style:style>
    <style:style style:name="T21" style:family="text">
      <style:text-properties fo:color="#000000" officeooo:rsid="00231bc0"/>
    </style:style>
    <style:style style:name="T22" style:family="text">
      <style:text-properties fo:color="#000000" officeooo:rsid="00245c20"/>
    </style:style>
    <style:style style:name="T23" style:family="text">
      <style:text-properties fo:color="#000000" officeooo:rsid="00260436"/>
    </style:style>
    <style:style style:name="T24" style:family="text">
      <style:text-properties fo:color="#000000" officeooo:rsid="004c21db"/>
    </style:style>
    <style:style style:name="T25" style:family="text">
      <style:text-properties fo:color="#000000" officeooo:rsid="004db963"/>
    </style:style>
    <style:style style:name="T26" style:family="text">
      <style:text-properties fo:color="#000000" officeooo:rsid="004e2789"/>
    </style:style>
    <style:style style:name="T27" style:family="text">
      <style:text-properties fo:color="#000000" officeooo:rsid="004f93bc"/>
    </style:style>
    <style:style style:name="T28" style:family="text">
      <style:text-properties fo:color="#000000" fo:language="fr" fo:country="FR" officeooo:rsid="006ff8ea" fo:background-color="transparent" loext:char-shading-value="0"/>
    </style:style>
    <style:style style:name="T29" style:family="text">
      <style:text-properties fo:color="#000000" officeooo:rsid="0072e708"/>
    </style:style>
    <style:style style:name="T30" style:family="text">
      <style:text-properties fo:color="#000000" officeooo:rsid="00731038"/>
    </style:style>
    <style:style style:name="T31" style:family="text">
      <style:text-properties fo:color="#000000" officeooo:rsid="00745829"/>
    </style:style>
    <style:style style:name="T32" style:family="text">
      <style:text-properties fo:color="#000000" officeooo:rsid="00791f85"/>
    </style:style>
    <style:style style:name="T33" style:family="text">
      <style:text-properties fo:color="#0000cc" style:font-name="Calibri" fo:font-size="12pt" style:font-size-asian="12pt" style:font-size-complex="12pt"/>
    </style:style>
    <style:style style:name="T34" style:family="text">
      <style:text-properties fo:font-weight="normal" style:font-weight-asian="normal" style:font-weight-complex="normal"/>
    </style:style>
    <style:style style:name="T35" style:family="text">
      <style:text-properties officeooo:rsid="00062dd7"/>
    </style:style>
    <style:style style:name="T36" style:family="text">
      <style:text-properties fo:font-style="italic"/>
    </style:style>
    <style:style style:name="T37" style:family="text">
      <style:text-properties fo:font-style="italic" style:font-style-asian="italic" style:font-style-complex="italic"/>
    </style:style>
    <style:style style:name="T38" style:family="text">
      <style:text-properties officeooo:rsid="000986a6"/>
    </style:style>
    <style:style style:name="T39" style:family="text">
      <style:text-properties fo:color="#21409a"/>
    </style:style>
    <style:style style:name="T40" style:family="text">
      <style:text-properties fo:color="#21409a" officeooo:rsid="000986a6"/>
    </style:style>
    <style:style style:name="T41" style:family="text">
      <style:text-properties fo:color="#21409a" officeooo:rsid="000a1010"/>
    </style:style>
    <style:style style:name="T42" style:family="text">
      <style:text-properties fo:color="#21409a" officeooo:rsid="0010823d"/>
    </style:style>
    <style:style style:name="T43" style:family="text">
      <style:text-properties fo:color="#21409a" officeooo:rsid="00134090"/>
    </style:style>
    <style:style style:name="T44" style:family="text">
      <style:text-properties fo:color="#21409a" officeooo:rsid="0014b3cd"/>
    </style:style>
    <style:style style:name="T45" style:family="text">
      <style:text-properties fo:color="#21409a" fo:language="fr" fo:country="FR" officeooo:rsid="0017177f"/>
    </style:style>
    <style:style style:name="T46" style:family="text">
      <style:text-properties fo:color="#21409a" officeooo:rsid="000c0670"/>
    </style:style>
    <style:style style:name="T47" style:family="text">
      <style:text-properties officeooo:rsid="000a1010"/>
    </style:style>
    <style:style style:name="T48" style:family="text">
      <style:text-properties officeooo:rsid="0010823d"/>
    </style:style>
    <style:style style:name="T49" style:family="text">
      <style:text-properties officeooo:rsid="0011b164"/>
    </style:style>
    <style:style style:name="T50" style:family="text">
      <style:text-properties officeooo:rsid="00134090"/>
    </style:style>
    <style:style style:name="T51" style:family="text">
      <style:text-properties officeooo:rsid="0014b3cd"/>
    </style:style>
    <style:style style:name="T52" style:family="text">
      <style:text-properties officeooo:rsid="0017f3de"/>
    </style:style>
    <style:style style:name="T53" style:family="text">
      <style:text-properties officeooo:rsid="001e7458"/>
    </style:style>
    <style:style style:name="T54" style:family="text">
      <style:text-properties officeooo:rsid="00204b03"/>
    </style:style>
    <style:style style:name="T55" style:family="text">
      <style:text-properties officeooo:rsid="002245c2"/>
    </style:style>
    <style:style style:name="T56" style:family="text">
      <style:text-properties officeooo:rsid="00231bc0"/>
    </style:style>
    <style:style style:name="T57" style:family="text">
      <style:text-properties officeooo:rsid="00260436"/>
    </style:style>
    <style:style style:name="T58" style:family="text">
      <style:text-properties officeooo:rsid="000c0670"/>
    </style:style>
    <style:style style:name="T59" style:family="text">
      <style:text-properties officeooo:rsid="002ad081"/>
    </style:style>
    <style:style style:name="T60" style:family="text">
      <style:text-properties officeooo:rsid="002dd341"/>
    </style:style>
    <style:style style:name="T61" style:family="text">
      <style:text-properties officeooo:rsid="002fe51d"/>
    </style:style>
    <style:style style:name="T62" style:family="text">
      <style:text-properties officeooo:rsid="003b623e"/>
    </style:style>
    <style:style style:name="T63" style:family="text">
      <style:text-properties officeooo:rsid="003ccafb"/>
    </style:style>
    <style:style style:name="T64" style:family="text">
      <style:text-properties officeooo:rsid="003dd42a"/>
    </style:style>
    <style:style style:name="T65" style:family="text">
      <style:text-properties style:text-position="super 58%"/>
    </style:style>
    <style:style style:name="T66" style:family="text">
      <style:text-properties officeooo:rsid="00450020"/>
    </style:style>
    <style:style style:name="T67" style:family="text">
      <style:text-properties officeooo:rsid="0045814e"/>
    </style:style>
    <style:style style:name="T68" style:family="text">
      <style:text-properties officeooo:rsid="004aaa52"/>
    </style:style>
    <style:style style:name="T69" style:family="text">
      <style:text-properties officeooo:rsid="0056c96e"/>
    </style:style>
    <style:style style:name="T70" style:family="text">
      <style:text-properties officeooo:rsid="005c430d"/>
    </style:style>
    <style:style style:name="T71" style:family="text">
      <style:text-properties officeooo:rsid="005fe2f5"/>
    </style:style>
    <style:style style:name="T72" style:family="text">
      <style:text-properties officeooo:rsid="006153b8"/>
    </style:style>
    <style:style style:name="T73" style:family="text">
      <style:text-properties officeooo:rsid="00660d45"/>
    </style:style>
    <style:style style:name="T74" style:family="text">
      <style:text-properties officeooo:rsid="006988b6"/>
    </style:style>
    <style:style style:name="T75" style:family="text">
      <style:text-properties officeooo:rsid="006fd790"/>
    </style:style>
    <style:style style:name="T76" style:family="text">
      <style:text-properties officeooo:rsid="00765d1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76">ex</text:span>Commandes Bash</text:p>
      <text:p text:style-name="P2"/>
      <text:list xml:id="list2211483279" text:style-name="L1">
        <text:list-item>
          <text:p text:style-name="P105"><text:span text:style-name="T1">date</text:span> : renvoi<text:span text:style-name="T35">e</text:span> la date <text:span text:style-name="T35">et l’heure</text:span></text:p>
        </text:list-item>
      </text:list>
      <text:p text:style-name="Standard"/>
      <text:list xml:id="list195053581569332" text:continue-numbering="true" text:style-name="L1">
        <text:list-item>
          <text:p text:style-name="P105"><text:span text:style-name="T1">history</text:span> : renvoi l'historique des commandes</text:p>
        </text:list-item>
      </text:list>
      <text:p text:style-name="Standard"/>
      <text:list xml:id="list195053551177947" text:continue-numbering="true" text:style-name="L1">
        <text:list-item>
          <text:p text:style-name="P105"><text:span text:style-name="T1">whoami</text:span> : renvoi le nom d'utilisateur qui est connecté</text:p>
        </text:list-item>
      </text:list>
      <text:p text:style-name="Standard"/>
      <text:list xml:id="list195052060806380" text:continue-numbering="true" text:style-name="L1">
        <text:list-item>
          <text:p text:style-name="P105"><text:span text:style-name="T1">id user</text:span> : renvoi des informations de groupes et d’utilisateurs</text:p>
        </text:list-item>
      </text:list>
      <text:p text:style-name="Standard"/>
      <text:list xml:id="list195053571101506" text:continue-numbering="true" text:style-name="L1">
        <text:list-item>
          <text:p text:style-name="P105"><text:span text:style-name="T1">uname</text:span> : renvoi l’identité du système</text:p>
        </text:list-item>
      </text:list>
      <text:p text:style-name="Standard"/>
      <text:list xml:id="list195051724097789" text:continue-numbering="true" text:style-name="L1">
        <text:list-item>
          <text:p text:style-name="P105"><text:span text:style-name="T1">printenv HOME</text:span> : <text:s/>affiche la valeur de la variable d'environnement HOME</text:p>
        </text:list-item>
      </text:list>
      <text:p text:style-name="Standard"/>
      <text:list xml:id="list195052256755871" text:continue-numbering="true" text:style-name="L1">
        <text:list-item>
          <text:p text:style-name="P105"><text:span text:style-name="T1">pwd</text:span> :<text:span text:style-name="T11"> </text:span><text:span text:style-name="T12">(Print Working Directory) </text:span><text:span text:style-name="T11">affiche le nom du répertoire courant. </text:span></text:p>
        </text:list-item>
      </text:list>
      <text:p text:style-name="P3"/>
      <text:list xml:id="list195052405380903" text:continue-numbering="true" text:style-name="L1">
        <text:list-item>
          <text:p text:style-name="P108"><text:span text:style-name="T1">ls [-option] [chemin] </text:span>: liste le contenu d'un répertoire (par ordre alphabétique par défaut)</text:p>
        </text:list-item>
      </text:list>
      <text:p text:style-name="P3"><text:span text:style-name="T1">-a </text:span>: affiche également les fichiers cachés</text:p>
      <text:p text:style-name="P3"><text:span text:style-name="T39">-</text:span><text:span text:style-name="T40">F</text:span><text:span text:style-name="T38"> : affiche les dossiers avec un « / » a la fin et les raccourcis avec un « @ » a la fin</text:span></text:p>
      <text:p text:style-name="P3"><text:span text:style-name="T1">-d </text:span>: n'affiche pas le contenu des sous-répertoires</text:p>
      <text:p text:style-name="P3"><text:span text:style-name="T39">-</text:span><text:span text:style-name="T41">h</text:span><text:span text:style-name="T47"> : affiche les tailles d’une manière plus lisible pour l’humain</text:span></text:p>
      <text:p text:style-name="P3"><text:span text:style-name="T1">-t </text:span>: trie par date de dernière modification</text:p>
      <text:p text:style-name="P3"><text:span text:style-name="T1">-l </text:span>: affiche sous forme de liste détaillée</text:p>
      <text:p text:style-name="P3"><text:span text:style-name="T1">-r </text:span>: inverse l'ordre d'affichage</text:p>
      <text:p text:style-name="P3">-<text:span text:style-name="T57">i : affiche l’inode de chaque fichiers</text:span></text:p>
      <text:p text:style-name="P3"/>
      <text:list xml:id="list195052143420697" text:continue-numbering="true" text:style-name="L1">
        <text:list-item>
          <text:p text:style-name="P109"><text:span text:style-name="T46">cd chemin </text:span><text:span text:style-name="T58">: (Change directory) Accède au chemin. « . » est le dossier actuel. « .. » est le dossier parent. « ~ » est le dossier personnel.</text:span></text:p>
        </text:list-item>
      </text:list>
      <text:p text:style-name="P12"/>
      <text:list xml:id="list195053282572335" text:continue-numbering="true" text:style-name="L1">
        <text:list-item>
          <text:p text:style-name="P110"><text:span text:style-name="T39">du</text:span> <text:span text:style-name="T1"><text:s/>[-option]</text:span> : (Disk Usage) Renvoie la taille des <text:span text:style-name="T48">dossiers</text:span> du <text:span text:style-name="T48">répertoire</text:span> courant.</text:p>
        </text:list-item>
      </text:list>
      <text:p text:style-name="P13"><text:span text:style-name="T39">-</text:span><text:span text:style-name="T41">h</text:span><text:span text:style-name="T47"> : affiche les tailles d’une manière plus lisible pour l’humain</text:span></text:p>
      <text:p text:style-name="P13"><text:span text:style-name="T39">-</text:span><text:span text:style-name="T42">a</text:span><text:span text:style-name="T48"> : affiche également la taille des fichiers</text:span></text:p>
      <text:p text:style-name="P13">-<text:span text:style-name="T49">s : affiche uniquement la taille du répertoire courant</text:span></text:p>
      <text:p text:style-name="P13"/>
      <text:list xml:id="list195052574821378" text:continue-numbering="true" text:style-name="L1">
        <text:list-item>
          <text:p text:style-name="P111"><text:span text:style-name="T39">cat </text:span><text:span text:style-name="T5">[-option] </text:span><text:span text:style-name="T6">fichier</text:span><text:span text:style-name="T39"> </text:span>: <text:span text:style-name="T50">affiche</text:span> un fichier sur la sortie standard</text:p>
        </text:list-item>
      </text:list>
      <text:p text:style-name="P14"><text:span text:style-name="T39">-</text:span><text:span text:style-name="T43">n</text:span><text:span text:style-name="T50"> : affiche les numéros de lignes</text:span></text:p>
      <text:p text:style-name="P14"/>
      <text:list xml:id="list195052468953352" text:continue-numbering="true" text:style-name="L1">
        <text:list-item>
          <text:p text:style-name="P112"><text:span text:style-name="T44">less</text:span><text:span text:style-name="T5"> </text:span><text:span text:style-name="T6">fichier</text:span><text:span text:style-name="T39"> </text:span>: <text:span text:style-name="T50">affiche</text:span> un fichier sur la sortie standard <text:span text:style-name="T51">page par page ou ligne par ligne</text:span></text:p>
        </text:list-item>
      </text:list>
      <text:p text:style-name="P15"><text:span text:style-name="T39">SPACE </text:span>: avancer d’une page</text:p>
      <text:p text:style-name="P15"><text:span text:style-name="T39">ENTER</text:span> avancer d’une ligne</text:p>
      <text:p text:style-name="P15"><text:span text:style-name="T39">d </text:span>: avance d’une demi page</text:p>
      <text:p text:style-name="P15"><text:span text:style-name="T39">y </text:span>: reculer d’une ligne</text:p>
      <text:p text:style-name="P15"><text:span text:style-name="T39">u </text:span>: reculer d’une page</text:p>
      <text:p text:style-name="P15"><text:span text:style-name="T39">q </text:span>: arrêter la lecture</text:p>
      <text:p text:style-name="P15"><text:span text:style-name="T39">=</text:span> : indiaue le pourcentage de lecture et le nombre de byte lus</text:p>
      <text:p text:style-name="P16"><text:span text:style-name="T39">h </text:span>: affiche l’aide</text:p>
      <text:p text:style-name="P16"><text:span text:style-name="T39">/search </text:span>: rechercher search</text:p>
      <text:p text:style-name="P16"><text:span text:style-name="T39">n </text:span>: prochaine occurrence </text:p>
      <text:p text:style-name="P33"><text:span text:style-name="T45">N</text:span><text:span text:style-name="T13"> précédente occurrence</text:span></text:p>
      <text:p text:style-name="P17"/>
      <text:list xml:id="list195053120620785" text:continue-numbering="true" text:style-name="L1">
        <text:list-item>
          <text:p text:style-name="P113">head [-option] file : Affiche les premières lignes du fichier file</text:p>
        </text:list-item>
      </text:list>
      <text:p text:style-name="P18">-n x: affiche les x premières lignes</text:p>
      <text:p text:style-name="P17"><text:soft-page-break/></text:p>
      <text:p text:style-name="P17">------------------------------------------------------------------------------------------------------------------------</text:p>
      <text:p text:style-name="P17"/>
      <text:list xml:id="list195052693720910" text:continue-numbering="true" text:style-name="L1">
        <text:list-item>
          <text:p text:style-name="P114">t<text:span text:style-name="T52">ail [-option] file : Affiche les dernières lignes du fichier file</text:span></text:p>
        </text:list-item>
      </text:list>
      <text:p text:style-name="P18">-n x: affiche les x dernière lignes</text:p>
      <text:p text:style-name="P34"><text:span text:style-name="T14">-</text:span><text:span text:style-name="T15">f : (follow) suivre la fin d’un fichier au fur et a mesure de son evolution</text:span></text:p>
      <text:p text:style-name="P19"/>
      <text:p text:style-name="P19">------------------------------------------------------------------------------------------------------------------------</text:p>
      <text:p text:style-name="P19"/>
      <text:list xml:id="list195053063175185" text:continue-numbering="true" text:style-name="L1">
        <text:list-item>
          <text:p text:style-name="P115">touch file : Change la date de dernière modification du fichier file. Si le fichier n’existe pas celui ci est crée.</text:p>
        </text:list-item>
      </text:list>
      <text:p text:style-name="P19"/>
      <text:p text:style-name="P19">------------------------------------------------------------------------------------------------------------------------</text:p>
      <text:p text:style-name="P19"/>
      <text:list xml:id="list195053596999104" text:continue-numbering="true" text:style-name="L1">
        <text:list-item>
          <text:p text:style-name="P116">mkdir [-option] repository : Cree le dossier repository.</text:p>
        </text:list-item>
      </text:list>
      <text:p text:style-name="P4">-p : crée tout les dossiers intermédiaires si repository est un chemin</text:p>
      <text:p text:style-name="P8"/>
      <text:p text:style-name="P8">------------------------------------------------------------------------------------------------------------------------</text:p>
      <text:p text:style-name="P8"/>
      <text:list xml:id="list195051530407075" text:continue-numbering="true" text:style-name="L1">
        <text:list-item>
          <text:p text:style-name="P117">cp <text:span text:style-name="T53">[-option] </text:span>file <text:span text:style-name="T53">path/</text:span>copy : <text:span text:style-name="T54">(Copy)</text:span> Copie un fichier en copy <text:span text:style-name="T53">dans path</text:span></text:p>
        </text:list-item>
      </text:list>
      <text:p text:style-name="P5">-<text:span text:style-name="T53">R, -r : copie un dossier et son contenu</text:span></text:p>
      <text:p text:style-name="P8"/>
      <text:p text:style-name="P8">------------------------------------------------------------------------------------------------------------------------</text:p>
      <text:p text:style-name="P8"/>
      <text:list xml:id="list195052614843835" text:continue-numbering="true" text:style-name="L1">
        <text:list-item>
          <text:p text:style-name="P118">mv <text:s/><text:span text:style-name="T53">[-option] </text:span>file <text:span text:style-name="T53">path/name</text:span>: <text:span text:style-name="T54">(Move) Déplace</text:span> un fichier en <text:span text:style-name="T54">name</text:span> <text:span text:style-name="T53">dans path</text:span></text:p>
        </text:list-item>
      </text:list>
      <text:p text:style-name="P9"/>
      <text:p text:style-name="P9">------------------------------------------------------------------------------------------------------------------------</text:p>
      <text:p text:style-name="P9"/>
      <text:list xml:id="list195053207289777" text:continue-numbering="true" text:style-name="L1">
        <text:list-item>
          <text:p text:style-name="P119"><text:span text:style-name="T55">rm</text:span> <text:span text:style-name="T53">[-option] </text:span>file : <text:span text:style-name="T54">(Remove)</text:span> <text:span text:style-name="T56">Supprime</text:span> <text:span text:style-name="T56">le fichier file</text:span></text:p>
        </text:list-item>
      </text:list>
      <text:p text:style-name="P6">-<text:span text:style-name="T56">i : (interaction) demande une confirmation</text:span></text:p>
      <text:p text:style-name="P6">-<text:span text:style-name="T56">f : (force) force la suppression</text:span></text:p>
      <text:p text:style-name="P6">-<text:span text:style-name="T56">v: (verbose) affiche le log</text:span></text:p>
      <text:p text:style-name="P7">-<text:span text:style-name="T56">r : supprimer un dossier et son contenu</text:span></text:p>
      <text:p text:style-name="P10"/>
      <text:p text:style-name="P10">------------------------------------------------------------------------------------------------------------------------</text:p>
      <text:p text:style-name="P10"/>
      <text:list xml:id="list195051696615413" text:continue-numbering="true" text:style-name="L1">
        <text:list-item>
          <text:p text:style-name="P106"><text:span text:style-name="T7">rmdir</text:span><text:span text:style-name="T18"> </text:span><text:span text:style-name="T21">dossier </text:span><text:span text:style-name="T18">: </text:span><text:span text:style-name="T21">Supprime le dossier dossier (vide)</text:span>. </text:p>
        </text:list-item>
      </text:list>
      <text:p text:style-name="P28"/>
      <text:p text:style-name="P8">------------------------------------------------------------------------------------------------------------------------</text:p>
      <text:p text:style-name="P8"/>
      <text:list xml:id="list195052906609604" text:continue-numbering="true" text:style-name="L1">
        <text:list-item>
          <text:p text:style-name="P107"><text:span text:style-name="T8">ln </text:span><text:span text:style-name="T9">[-option]</text:span><text:span text:style-name="T18"> </text:span><text:span text:style-name="T22">file1 file2</text:span><text:span text:style-name="T21"> </text:span><text:span text:style-name="T18">: </text:span><text:span text:style-name="T22">Crée fichier2 qui est un lien physique vers fichier1</text:span></text:p>
        </text:list-item>
      </text:list>
      <text:p text:style-name="P32"><text:span text:style-name="T22">-</text:span><text:span text:style-name="T23">s : crée un lien symbolique</text:span></text:p>
      <text:p text:style-name="P29"/>
      <text:p text:style-name="P11">------------------------------------------------------------------------------------------------------------------------</text:p>
      <text:p text:style-name="P11"/>
      <text:list xml:id="list195052452956602" text:continue-numbering="true" text:style-name="L1">
        <text:list-item>
          <text:p text:style-name="P107"><text:span text:style-name="T1">whereis</text:span><text:span text:style-name="T18"> : </text:span>localise les fichiers binaires, sources et de manuel d'une commande. </text:p>
        </text:list-item>
      </text:list>
      <text:p text:style-name="P27"/>
      <text:p text:style-name="P30">------------------------------------------------------------------------------------------------------------------------</text:p>
      <text:p text:style-name="P27"/>
      <text:list xml:id="list195051825359533" text:continue-numbering="true" text:style-name="L1">
        <text:list-item>
          <text:p text:style-name="P122"><text:span text:style-name="T1">which</text:span> : affiche le chemin complet du fichier passé en paramètre en recherchant celui-ci de la même manière que si la commande avait été utilisée dans un interpréteur de commande. <text:span text:style-name="T36">which</text:span> cherche le fichier dans la liste des répertoires contenu dans la variable <text:soft-page-break/>d'environnement PATH</text:p>
        </text:list-item>
      </text:list>
      <text:p text:style-name="P27"/>
      <text:p text:style-name="P30">------------------------------------------------------------------------------------------------------------------------</text:p>
      <text:p text:style-name="P27"/>
      <text:list xml:id="list195052406702376" text:continue-numbering="true" text:style-name="L1">
        <text:list-item>
          <text:p text:style-name="P122"><text:span text:style-name="T1">find</text:span> : cherche des fichiers dans un ou plusieurs répertoires selon des critères définis par l'utilisateur. </text:p>
        </text:list-item>
      </text:list>
      <text:p text:style-name="P99">Par défaut, find retourne tous les fichiers contenus dans l'arborescence du répertoire courant. find permet aussi d'exécuter une action sur chaque fichier retrouvé, ce qui en fait un outil très puissant. Contrairement à locate ou d'autres commandes similaires, find ne fait pas appel à un index pour stocker les informations à rechercher. </text:p>
      <text:p text:style-name="P99"/>
      <text:p text:style-name="P35">------------------------------------------------------------------------------------------------------------------------</text:p>
      <text:p text:style-name="P36"/>
      <text:list xml:id="list195053622602168" text:continue-numbering="true" text:style-name="L1">
        <text:list-item>
          <text:p text:style-name="P122"><text:span text:style-name="T1">locate</text:span><text:span text:style-name="T18"> : permet de localiser un fichier. </text:span>À la différence des autres méthodes de recherche, <text:span text:style-name="T36">locate</text:span> ne cherche pas dans l'arborescence des répertoires les fichiers demandés mais dans une base de donnée mise régulièrement à jour (au moyen de la commande <text:span text:style-name="T36">updatedb</text:span>, que l'on automatise, si ce n'est pas déjà le cas, au moyen de <text:span text:style-name="T37">cron</text:span>). Cette base de données contient les références vers les fichiers contenus dans les répertoires du système. </text:p>
        </text:list-item>
      </text:list>
      <text:p text:style-name="P99">L'avantage de cette méthode repose sur la grande rapidité d'une telle recherche. En revanche, tout ajout, suppression ou déplacement d'un fichier survenus entre deux mises à jour ne sera pas répercuté dans la base de données à moins d'une mise à jour manuelle</text:p>
      <text:p text:style-name="P3"/>
      <text:p text:style-name="P3">------------------------------------------------------------------------------------------------------------------------</text:p>
      <text:p text:style-name="P3"/>
      <text:list xml:id="list195053348556631" text:continue-numbering="true" text:style-name="L1">
        <text:list-item>
          <text:p text:style-name="P105"><text:span text:style-name="T1">useradd [options] user1</text:span>: crée un nouvel utilisateur user1</text:p>
        </text:list-item>
      </text:list>
      <text:p text:style-name="Standard"><text:span text:style-name="T1">--home /home/rep/</text:span> : détermine /home/rep/ comme emplacement du répertoire domicile</text:p>
      <text:p text:style-name="Standard"><text:span text:style-name="T1">-b /home/</text:span> : détermine /home/user1/ comme emplacement du répertoire domicile</text:p>
      <text:p text:style-name="Standard"><text:span text:style-name="T1">--create-home </text:span>: crée le répertoire domicile </text:p>
      <text:p text:style-name="Standard"><text:span text:style-name="T1">-m</text:span> : <text:s text:c="31"/>'' <text:s text:c="14"/>''</text:p>
      <text:p text:style-name="Standard"><text:span text:style-name="T1">--groups G1,G2</text:span> : affecte user1 aux groupes secondaires G1 et G2 </text:p>
      <text:p text:style-name="Standard"><text:span text:style-name="T1">-G</text:span> : <text:s text:c="39"/>'' <text:s text:c="23"/>''</text:p>
      <text:p text:style-name="Standard"><text:span text:style-name="T1">--gid G3</text:span> : affecte user1 au groupe principale G3 </text:p>
      <text:p text:style-name="Standard"><text:span text:style-name="T1">-g</text:span> : <text:s text:c="18"/>'' <text:s text:c="26"/>''</text:p>
      <text:p text:style-name="P3"/>
      <text:p text:style-name="P3">------------------------------------------------------------------------------------------------------------------------</text:p>
      <text:p text:style-name="P3"/>
      <text:list xml:id="list195052833119929" text:continue-numbering="true" text:style-name="L1">
        <text:list-item>
          <text:p text:style-name="P105"><text:span text:style-name="T2">su user</text:span><text:span text:style-name="T11"> : prend l'identiter de user</text:span></text:p>
        </text:list-item>
      </text:list>
      <text:p text:style-name="P3"/>
      <text:p text:style-name="P22">------------------------------------------------------------------------------------------------------------------------</text:p>
      <text:p text:style-name="P3"/>
      <text:list xml:id="list195051951063090" text:continue-numbering="true" text:style-name="L1">
        <text:list-item>
          <text:p text:style-name="P105"><text:span text:style-name="T1">umask</text:span> : <text:bookmark text:name="result_box"/><text:span text:style-name="T11">Renvoie la valeur du masque de création de fichier par défaut</text:span></text:p>
        </text:list-item>
      </text:list>
      <text:p text:style-name="P3">droits maximums pour un fichier : 666</text:p>
      <text:p text:style-name="P3">droits maximums pour un répertoire : 777,</text:p>
      <text:p text:style-name="P3"/>
      <text:p text:style-name="P3">------------------------------------------------------------------------------------------------------------------------</text:p>
      <text:p text:style-name="P3"/>
      <text:list xml:id="list195052079887701" text:continue-numbering="true" text:style-name="L1">
        <text:list-item>
          <text:p text:style-name="P108"><text:span text:style-name="T1">chmod</text:span> : change les permissions d'un fichier/répertoire</text:p>
        </text:list-item>
      </text:list>
      <text:p text:style-name="P3"><text:span text:style-name="T1">u</text:span> : user</text:p>
      <text:p text:style-name="P3"><text:span text:style-name="T1">g</text:span> : group</text:p>
      <text:p text:style-name="P3"><text:span text:style-name="T1">o</text:span> : other</text:p>
      <text:p text:style-name="P3"><text:span text:style-name="T1">a</text:span> : all</text:p>
      <text:p text:style-name="P3"><text:soft-page-break/><text:span text:style-name="T1">-R</text:span> : de manière récursive --» agit sur les sous-répertoires et sous-fichier du répertoire</text:p>
      <text:p text:style-name="P3"/>
      <text:p text:style-name="P21">chmod abc file : donne les droits abc au fichier file</text:p>
      <text:p text:style-name="P3"/>
      <text:p text:style-name="P3">------------------------------------------------------------------------------------------------------------------------</text:p>
      <text:p text:style-name="P3"/>
      <text:list xml:id="list195053312933392" text:continue-numbering="true" text:style-name="L1">
        <text:list-item>
          <text:p text:style-name="P108"><text:span text:style-name="T1">passwd</text:span> <text:span text:style-name="T59">user</text:span>: définir un nouveau mot de passe <text:span text:style-name="T59">pour user</text:span></text:p>
        </text:list-item>
      </text:list>
      <text:p text:style-name="P3"><text:span text:style-name="T1">-d</text:span> : supprime le mot de passe</text:p>
      <text:p text:style-name="P3"/>
      <text:p text:style-name="P3">------------------------------------------------------------------------------------------------------------------------</text:p>
      <text:p text:style-name="P3"/>
      <text:list xml:id="list195053302852489" text:continue-numbering="true" text:style-name="L1">
        <text:list-item>
          <text:p text:style-name="P108"><text:span text:style-name="T1">usermod</text:span> <text:span text:style-name="T60">[-option] user</text:span>: modifie les caractéristiques de utilisateur</text:p>
        </text:list-item>
      </text:list>
      <text:p text:style-name="P3"><text:span text:style-name="T1">--login newlogin </text:span>: change son login en newlogin</text:p>
      <text:p text:style-name="P3">-<text:span text:style-name="T60">l → pareil </text:span></text:p>
      <text:p text:style-name="P3"><text:span text:style-name="T1">--gid group</text:span> : change son groupe en group</text:p>
      <text:p text:style-name="P3">-<text:span text:style-name="T60">g → pareil</text:span></text:p>
      <text:p text:style-name="P3">-<text:span text:style-name="T60">G : grp1,grp2,… les groupes de user seront grp1, grp2, …</text:span></text:p>
      <text:p text:style-name="P20">-<text:span text:style-name="T60">a : permet d’ajouter plutot des groupes que de les remplacer </text:span></text:p>
      <text:p text:style-name="P3"/>
      <text:p text:style-name="P3">------------------------------------------------------------------------------------------------------------------------</text:p>
      <text:p text:style-name="P3"/>
      <text:list xml:id="list195052462975713" text:continue-numbering="true" text:style-name="L1">
        <text:list-item>
          <text:p text:style-name="P123">tar [option] [répertoire] </text:p>
        </text:list-item>
      </text:list>
      <text:p text:style-name="P3"><text:span text:style-name="T1">-x </text:span>: décompresser une archive</text:p>
      <text:p text:style-name="P3"><text:span text:style-name="T1">-c</text:span> : compresser un répertoire</text:p>
      <text:p text:style-name="Standard"><text:span text:style-name="T2">-v</text:span><text:span text:style-name="T11"> : </text:span>active le mode « verbeux » (bavard, affiche ce qu'il fait). </text:p>
      <text:p text:style-name="Standard"><text:span text:style-name="T2">-f </text:span><text:span text:style-name="T11">:</text:span>utilise le fichier donné en paramètre</text:p>
      <text:p text:style-name="P3"/>
      <text:p text:style-name="P3">------------------------------------------------------------------------------------------------------------------------</text:p>
      <text:p text:style-name="P3"/>
      <text:list xml:id="list195052242242348" text:continue-numbering="true" text:style-name="L1">
        <text:list-item>
          <text:p text:style-name="P125">shopt [-pqsu] [-o] [otion …]</text:p>
        </text:list-item>
      </text:list>
      <text:p text:style-name="Standard"><text:span text:style-name="T1">-p</text:span> : affiche une liste de toute les options définies</text:p>
      <text:p text:style-name="Standard"><text:span text:style-name="T1">-q</text:span> : <text:bookmark text:name="result_box1"/><text:span text:style-name="T11">Supprime la sortie normale; le statut de retour indique si l'option est défini ou non. Si plusieurs options sont donnés avec -q, le statut de retour est zéro si toutes les options sont activées; non nul autrement.</text:span></text:p>
      <text:p text:style-name="Standard"><text:span text:style-name="T1">-s</text:span> : active chaque options</text:p>
      <text:p text:style-name="Standard"><text:span text:style-name="T1">-u </text:span>: désactive chaque options</text:p>
      <text:p text:style-name="P3"><text:span text:style-name="T1">-o</text:span> : <text:bookmark text:name="result_box11"/>Restreint les valeurs de l'option pour être celles définies pour l'option -o de Set Builtin (voir </text:p>
      <text:p text:style-name="P3">The Set Builtin).</text:p>
      <text:p text:style-name="P3"/>
      <text:p text:style-name="P3">------------------------------------------------------------------------------------------------------------------------</text:p>
      <text:p text:style-name="P3"/>
      <text:list xml:id="list195051852638158" text:continue-numbering="true" text:style-name="L1">
        <text:list-item>
          <text:p text:style-name="P108"><text:span text:style-name="T1">echo [text]</text:span>: renvoi la ligne de texte text.</text:p>
        </text:list-item>
      </text:list>
      <text:p text:style-name="P3"/>
      <text:p text:style-name="P3">------------------------------------------------------------------------------------------------------------------------</text:p>
      <text:p text:style-name="P3"/>
      <text:list xml:id="list195052135774291" text:continue-numbering="true" text:style-name="L1">
        <text:list-item>
          <text:p text:style-name="P105"><text:span text:style-name="T1">[cmd1] ; … ; [cmdn]</text:span> : exécute cmd1 puis … puis cmdn.</text:p>
        </text:list-item>
      </text:list>
      <text:p text:style-name="Standard"/>
      <text:p text:style-name="Standard"><text:span text:style-name="T1">[cmd1] &amp;&amp; … &amp;&amp; [cmd2]</text:span> : éxecute cmd(i) puis cmd(i+1) si et seulement si ( $? = 0 ).</text:p>
      <text:p text:style-name="Standard"/>
      <text:p text:style-name="P3"><text:span text:style-name="T1">[cmd1] || … || [cmdn]</text:span> : exécute cmd(i) puis cmd(i+1) si et seulement si ( $? ≠ 0 ).</text:p>
      <text:p text:style-name="P3"/>
      <text:p text:style-name="Standard"><text:span text:style-name="T1">[cmd1] … [cmdn] &gt; [fichier] </text:span>: redirige les sorties éxecutables de cmd, … , cmdn dans fichier en <text:soft-page-break/>écrasant fichier.</text:p>
      <text:p text:style-name="Standard"/>
      <text:p text:style-name="P3"><text:span text:style-name="T1">[cmd1] … [cmdn] &gt;&gt; [fichier]</text:span> : redirige les sorties éxecutables de cmd, … , cmdn dans fichier en les ajoutant à fichier.</text:p>
      <text:p text:style-name="P3"/>
      <text:p text:style-name="Standard"><text:span text:style-name="T1">[cmd1] … [cmdn] 2&gt; [fichier]</text:span> : redirige les sorties non éxecutables de cmd, … , cmdn dans fichier en écrasant fichier.</text:p>
      <text:p text:style-name="Standard"/>
      <text:p text:style-name="P3"><text:span text:style-name="T1">[cmd1] … [cmdn] 2&gt;&gt; [fichier]</text:span> : redirige les sorties non éxecutables de cmd, … , cmdn dans fichier en les ajoutant à fichier.</text:p>
      <text:p text:style-name="P3"/>
      <text:p text:style-name="Standard"><text:span text:style-name="T1">[cmd1] … [cmdn] &gt; [fichier] 2&gt;&amp;1</text:span> : redirige toutes les sorties (éxecutables ou non) de cmd, … , cmdn dans fichier en écrasant fichier.</text:p>
      <text:p text:style-name="Standard"/>
      <text:p text:style-name="P3"><text:span text:style-name="T1">[cmd1] … [cmdn] &gt;&gt; [fichier] 2&gt;&amp;1</text:span> : redirige toutes les sorties (éxecutables ou non) de cmd, … , cmdn dans fichier en les ajoutant à fichier.</text:p>
      <text:p text:style-name="P3"/>
      <text:p text:style-name="P3"><text:span text:style-name="T1">[cmd] &lt; [fichier]</text:span> : dirige le fichier fichier vers l'entrée de la commande cmd.</text:p>
      <text:p text:style-name="P3"/>
      <text:p text:style-name="P24">[cmd] &lt;&lt; <text:s/>keyword : dirige l’entrée standard vers l’entrée de la commande. S’arrête quand rencontre keyword</text:p>
      <text:p text:style-name="P3"/>
      <text:p text:style-name="P3"><text:span text:style-name="T1">[cmd1] | [cmd2]</text:span> : exécute la commande cmd2 . Si cmd2 a besoin d'une entrée alors la sortie de la commande cmd1 est envoyé vers l'entrée de la commande cmd2.</text:p>
      <text:p text:style-name="P3"/>
      <text:p text:style-name="P3">------------------------------------------------------------------------------------------------------------------------</text:p>
      <text:p text:style-name="P3"/>
      <text:list xml:id="list195052335769501" text:continue-numbering="true" text:style-name="L1">
        <text:list-item>
          <text:p text:style-name="P108"><text:span text:style-name="T1">wc </text:span><text:span text:style-name="T10">[file]</text:span><text:span text:style-name="T1"> [fichier]</text:span> : renvoi le nombre de lignes, de mots et de caratères de ficher.</text:p>
          <text:p text:style-name="P108">-<text:span text:style-name="T64">l : compte le nombre de ligne</text:span></text:p>
          <text:p text:style-name="P108">-<text:span text:style-name="T64">w : compte le nombre de mots</text:span></text:p>
          <text:p text:style-name="P108">-<text:span text:style-name="T64">c : compte le nombre d’octets</text:span></text:p>
          <text:p text:style-name="P108">-<text:span text:style-name="T64">m:compte le nombre de charatères</text:span></text:p>
        </text:list-item>
      </text:list>
      <text:p text:style-name="P23"/>
      <text:p text:style-name="P3">------------------------------------------------------------------------------------------------------------------------</text:p>
      <text:p text:style-name="P3"/>
      <text:list xml:id="list195052729653890" text:continue-numbering="true" text:style-name="L1">
        <text:list-item>
          <text:p text:style-name="P108"><text:span text:style-name="T1">expr length string </text:span>: renvoi la longueur de string.</text:p>
        </text:list-item>
      </text:list>
      <text:p text:style-name="Standard"/>
      <text:p text:style-name="P3"><text:span text:style-name="T1">expr substr string pos length</text:span> : renvoi la chaine de caractère de longueur length commencant à la position pos de string.</text:p>
      <text:p text:style-name="Standard"/>
      <text:p text:style-name="P3"><text:span text:style-name="T1">expr index string chars</text:span> : renvoi la position de chars dans string ou 0 si absent de string.</text:p>
      <text:p text:style-name="P3"/>
      <text:p text:style-name="P3">------------------------------------------------------------------------------------------------------------------------</text:p>
      <text:p text:style-name="P3"/>
      <text:list xml:id="list195052184101521" text:continue-numbering="true" text:style-name="L1">
        <text:list-item>
          <text:p text:style-name="P105"><text:span text:style-name="T1">var=val</text:span> : affecte la valeur val à la variable var.</text:p>
        </text:list-item>
      </text:list>
      <text:p text:style-name="Standard"/>
      <text:p text:style-name="Standard"><text:span text:style-name="T1">$var</text:span> : renvoi la valeure de la variable var.</text:p>
      <text:p text:style-name="Standard"/>
      <text:p text:style-name="Standard"><text:span text:style-name="T1">echo $var</text:span> : affiche la valeure de la variable var.</text:p>
      <text:p text:style-name="Standard"/>
      <text:p text:style-name="Standard"><text:span text:style-name="T1">set </text:span>: affiche l’ensemble des variables définies dans le shell.</text:p>
      <text:p text:style-name="Standard"/>
      <text:p text:style-name="P3"><text:soft-page-break/><text:span text:style-name="T1">unset var</text:span> : supprime la variale var.</text:p>
      <text:p text:style-name="P3"/>
      <text:p text:style-name="P3">------------------------------------------------------------------------------------------------------------------------</text:p>
      <text:p text:style-name="P3"/>
      <text:list xml:id="list195051752567527" text:continue-numbering="true" text:style-name="L1">
        <text:list-item>
          <text:p text:style-name="P105"><text:span text:style-name="T1">(B#x)</text:span> : x dans la base B.</text:p>
        </text:list-item>
      </text:list>
      <text:p text:style-name="P3"/>
      <text:p text:style-name="P3">------------------------------------------------------------------------------------------------------------------------</text:p>
      <text:p text:style-name="P3"/>
      <text:list xml:id="list195053268709382" text:continue-numbering="true" text:style-name="L1">
        <text:list-item>
          <text:p text:style-name="P105"><text:span text:style-name="T1">sort [option] fichier</text:span> : affiche le fichier fichier trié. Le trie est croissant.</text:p>
        </text:list-item>
      </text:list>
      <text:p text:style-name="Standard"><text:span text:style-name="T1">-b</text:span> : ignore les espaces et les tabulations en début de champ.</text:p>
      <text:p text:style-name="Standard"><text:span text:style-name="T1">-d</text:span> : tri sur les caractères alphanumériques (caractères, chiffres et espace) uniquement.</text:p>
      <text:p text:style-name="Standard"><text:span text:style-name="T1">-r </text:span>: inverse l'ordre de tri.</text:p>
      <text:p text:style-name="Text_20_body"><text:span text:style-name="T1">-f</text:span> : pas de différence entre minuscule et majuscule.</text:p>
      <text:p text:style-name="Text_20_body"><text:span text:style-name="T1">-t x </text:span>: Le caractère x est considéré comme séparateur de champ (séparateur par défault = espace).</text:p>
      <text:p text:style-name="Text_20_body"><text:span text:style-name="T1">-u</text:span> : supprime les lignes doublons.</text:p>
      <text:p text:style-name="Text_20_body"><text:span text:style-name="T1">-n</text:span> : trie sur des chiffres uniquement.</text:p>
      <text:p text:style-name="Text_20_body"><text:span text:style-name="T1">-+N</text:span> : trie à partir du séparateur N.</text:p>
      <text:p text:style-name="Standard"><text:span text:style-name="T1">--N</text:span> : trie jusqu'au séparateur N.</text:p>
      <text:p text:style-name="Standard">-<text:span text:style-name="T64">o file : enregistre le résultat dans un fichier</text:span></text:p>
      <text:p text:style-name="Standard">-<text:span text:style-name="T64">R : trie aléatoire</text:span></text:p>
      <text:p text:style-name="P3"/>
      <text:p text:style-name="P3">------------------------------------------------------------------------------------------------------------------------</text:p>
      <text:p text:style-name="P3"/>
      <text:list xml:id="list195053462944619" text:continue-numbering="true" text:style-name="L1">
        <text:list-item>
          <text:p text:style-name="P125">hexdump [-option] file : convertit les charactères de file</text:p>
        </text:list-item>
      </text:list>
      <text:p text:style-name="P37">-b : affiche le fichier en octal</text:p>
      <text:p text:style-name="P38">-C : affiche le fichier en héxadécimal</text:p>
      <text:p text:style-name="P3"/>
      <text:p text:style-name="P3">------------------------------------------------------------------------------------------------------------------------</text:p>
      <text:p text:style-name="P3"/>
      <text:list xml:id="list195052897223861" text:continue-numbering="true" text:style-name="L1">
        <text:list-item>
          <text:p text:style-name="P125">echo [-option] {text}</text:p>
        </text:list-item>
      </text:list>
      <text:p text:style-name="P37">-e : interprète les caractères échapés par un backslash</text:p>
      <text:p text:style-name="P37">-n : n'affiche pas de retour à la ligne en sortie</text:p>
      <text:p text:style-name="P37">interprétations ave “-e” :</text:p>
      <text:p text:style-name="P37">→ \0NNN <text:s/>byte with octal value NNN (1 to 3 digits)</text:p>
      <text:p text:style-name="P38">→ \xHH <text:s text:c="2"/>byte with hexadecimal value HH (1 to 2 digits)</text:p>
      <text:p text:style-name="P38"/>
      <text:p text:style-name="P47">------------------------------------------------------------------------------------------------------------------------</text:p>
      <text:p text:style-name="P3"/>
      <text:list xml:id="list195052243307507" text:continue-numbering="true" text:style-name="L1">
        <text:list-item>
          <text:p text:style-name="P129">sed [-option] [script] [fichier] </text:p>
        </text:list-item>
      </text:list>
      <text:p text:style-name="List_20_Heading"><text:span text:style-name="T1">-n</text:span> : écrit seulement les lignes spécifiées (par l'option /p) sur la sortie standard </text:p>
      <text:p text:style-name="P101"><text:span text:style-name="T1">-r</text:span> : utilisation de regex</text:p>
      <text:p text:style-name="List_20_Heading"><text:span text:style-name="T1">-e 'script' </text:span>: script en ligne de commande . </text:p>
      <text:p text:style-name="List_20_Heading"><text:span text:style-name="T1">-f [script]</text:span> : script à partir d'un fichier.</text:p>
      <text:p text:style-name="List_20_Contents"><text:bookmark text:name="conteneur"/></text:p>
      <text:p text:style-name="List_20_Contents">: toutes les lignes </text:p>
      <text:p text:style-name="List_20_Heading"><text:span text:style-name="T1">num </text:span>: à ligne num (la dernière ligne est référencée par $)</text:p>
      <text:p text:style-name="List_20_Heading"><text:span text:style-name="T1">num1,num2 </text:span>: les lignes entre les lignes num1 et num2</text:p>
      <text:p text:style-name="List_20_Heading"><text:span text:style-name="T1">/RE/</text:span> : les lignes correspondant à l'expression régulière RE </text:p>
      <text:p text:style-name="List_20_Heading"><text:span text:style-name="T1">/RE1/,/RE2/ </text:span>: les lignes entre la première ligne correspondant à l'expression régulièreRE1 et la première ligne correspondant à l'expression régulière RE2</text:p>
      <text:p text:style-name="List_20_Contents"><text:soft-page-break/></text:p>
      <text:p text:style-name="List_20_Heading"><text:bookmark text:name="contenu1"/><text:span text:style-name="T1">a\texte </text:span>: insère le texte après la ligne </text:p>
      <text:p text:style-name="List_20_Heading"><text:span text:style-name="T1">i\texte </text:span>: insère le texte avant la ligne </text:p>
      <text:p text:style-name="List_20_Heading"><text:span text:style-name="T1">d </text:span>: supprime ligne</text:p>
      <text:p text:style-name="List_20_Heading"><text:span text:style-name="T1">p </text:span>: affiche la ligne (utiliser avec -n)</text:p>
      <text:p text:style-name="P102">p &lt;=&gt; ! d</text:p>
      <text:p text:style-name="List_20_Contents"><text:span text:style-name="T17">ex</text:span> : -ne '/regexp/p' <text:s/>&lt;=&gt; <text:s/>-e '/regexp/! d' </text:p>
      <text:p text:style-name="List_20_Heading"><text:span text:style-name="T1">[/regexp/] s/search/replace/g</text:span> : substitue toutes les occurrences de search par replace, où se trouve <text:tab/><text:tab/><text:tab/><text:tab/> regexp</text:p>
      <text:p text:style-name="List_20_Heading"><text:span text:style-name="T1">[/regexp/] y/list1/list2/</text:span> tranliteration des éléments de list1 en les éléments de list2, où se trouve <text:tab/><text:tab/><text:tab/><text:tab/> regexp</text:p>
      <text:p text:style-name="List_20_Heading"><text:span text:style-name="T1">G</text:span> : insère ligne vide</text:p>
      <text:p text:style-name="Standard"><text:span text:style-name="T1">w NewFile</text:span> : enregistre en créer un nouveau fichier NewFile</text:p>
      <text:p text:style-name="Standard"/>
      <text:p text:style-name="P3">------------------------------------------------------------------------------------------------------------------------</text:p>
      <text:p text:style-name="Standard"/>
      <text:list xml:id="list195052496802436" text:continue-numbering="true" text:style-name="L1">
        <text:list-item>
          <text:p text:style-name="P125">awk [-option] pattern '{action}' fichier </text:p>
        </text:list-item>
      </text:list>
      <text:p text:style-name="Standard"><text:span text:style-name="T1">-F''x''</text:span> : utilise x comme séparateur de champs</text:p>
      <text:p text:style-name="Standard"><text:span text:style-name="T1">-v variable</text:span> : définit la variable variable</text:p>
      <text:p text:style-name="Standard"><text:span text:style-name="T1">-f script</text:span> : exécute les commandes de script</text:p>
      <text:p text:style-name="Standard"/>
      <text:p text:style-name="List_20_Heading">Un enregistrement est : </text:p>
      <text:p text:style-name="List_20_Contents">une chaine de caractères séparée par un retour chariot, en général une ligne. </text:p>
      <text:p text:style-name="List_20_Heading">Un champs est : </text:p>
      <text:p text:style-name="List_20_Contents">une chaine de caractères separée par un espace (ou par le caractère specifié par l'option -F), en générale un mot. </text:p>
      <text:p text:style-name="Standard">Accès aux champs : </text:p>
      <text:p text:style-name="Standard"><text:tab/>$1, $2, ... $NF. $0 correspond à l'enregistrement complet. La variable NF contient le <text:tab/>nombre de champs de l'enregistrement courant, la variable $NF correspond donc au dernier <text:tab/>champs. </text:p>
      <text:p text:style-name="Standard"/>
      <text:p text:style-name="Standard"><text:span text:style-name="T1">FS</text:span> : separateur de champs en entrée </text:p>
      <text:p text:style-name="Standard"><text:span text:style-name="T1">RS</text:span> : separateur d'enregistrement en entrée </text:p>
      <text:p text:style-name="Standard"><text:span text:style-name="T1">NF</text:span> : nombre de champs de l'enregistrement courant </text:p>
      <text:p text:style-name="Standard"><text:span text:style-name="T1">NR</text:span> : nombre d'enregistrements deja lu</text:p>
      <text:p text:style-name="Standard"><text:span text:style-name="T1">FNR </text:span>: Nombre d'enregistrements du fichier </text:p>
      <text:p text:style-name="Standard"/>
      <text:p text:style-name="Standard"><text:span text:style-name="T1">BEGIN {action}</text:span> : exécute l'action seulement au début</text:p>
      <text:p text:style-name="Standard"><text:span text:style-name="T1">END {action}</text:span> : exécute l'action seulement à la fin</text:p>
      <text:p text:style-name="Standard"/>
      <text:p text:style-name="P3">------------------------------------------------------------------------------------------------------------------------</text:p>
      <text:p text:style-name="Standard"/>
      <text:list xml:id="list195053435046076" text:continue-numbering="true" text:style-name="L1">
        <text:list-item>
          <text:p text:style-name="P128"><text:span text:style-name="T33">ps : process</text:span><text:span text:style-name="T4"> snapshot </text:span><text:span text:style-name="T20">: affiche l'état des processus en cours.</text:span></text:p>
        </text:list-item>
      </text:list>
      <text:p text:style-name="P98">--user ID <text:span text:style-name="T18">: sélectionne par ID</text:span></text:p>
      <text:p text:style-name="P98">--tty tty <text:span text:style-name="T18">:sélectionne par tty</text:span></text:p>
      <text:p text:style-name="P43">--pid <text:span text:style-name="T18">: sélectionne par PID</text:span></text:p>
      <text:p text:style-name="P43">--ppid<text:span text:style-name="T18"> : sélectionne par PPID</text:span></text:p>
      <text:p text:style-name="P43">-C cmd<text:span text:style-name="T18"> : sélectionne par nom de commande</text:span></text:p>
      <text:p text:style-name="P43">o list1,list2,list3 <text:span text:style-name="T18">: affiche les processus selon le format demandé (avec list1= ppid, list2 = tty … par exemple)</text:span></text:p>
      <text:p text:style-name="P103">-A <text:span text:style-name="T18">: (autres) présente également les processus des <text:s/>autres utilisateurs. →</text:span><text:span text:style-name="T24"> -e</text:span></text:p>
      <text:p text:style-name="P103">x<text:span text:style-name="T18"> : affiche <text:s/>les <text:s/>processus <text:s/>qui n'ont pas de terminal de contrôle.</text:span></text:p>
      <text:p text:style-name="P103"><text:soft-page-break/><text:span text:style-name="T34">F </text:span><text:span text:style-name="T19">: </text:span><text:span text:style-name="T18">(forêt) <text:s/>affiche les arbres généalogiques des processus.</text:span></text:p>
      <text:p text:style-name="P103"><text:span text:style-name="T18">-</text:span><text:span text:style-name="T25">H : affiche sous forme hiérarchique </text:span></text:p>
      <text:p text:style-name="P103"><text:span text:style-name="T25">-</text:span><text:span text:style-name="T26">u processus lancé</text:span><text:span text:style-name="T27">s</text:span><text:span text:style-name="T26"> par l’utilisateur</text:span></text:p>
      <text:p text:style-name="P103"><text:span text:style-name="T26">-</text:span><text:span text:style-name="T32">f : full format</text:span></text:p>
      <text:p text:style-name="P130">-a : tout les processus excepté ceux non associé a un terminal</text:p>
      <text:p text:style-name="Standard"/>
      <text:p text:style-name="P3">------------------------------------------------------------------------------------------------------------------------</text:p>
      <text:p text:style-name="Standard"/>
      <text:list xml:id="list195053575788958" text:continue-numbering="true" text:style-name="L1">
        <text:list-item>
          <text:p text:style-name="P108"><text:span text:style-name="T1">find [-option] repository</text:span> : recherche des fichiers/répertoires dans repository selon -option</text:p>
        </text:list-item>
      </text:list>
      <text:p text:style-name="P3"><text:span text:style-name="T1">[critère1] <text:s/>[critère2] </text:span>: critère1 et critère2</text:p>
      <text:p text:style-name="P3"><text:span text:style-name="T1">[critère1] -o [critère2]</text:span> : critère1 ou critère2</text:p>
      <text:p text:style-name="P3"><text:span text:style-name="T1">![critère]</text:span> : non critère</text:p>
      <text:p text:style-name="P3"><text:span text:style-name="T1">-type : d</text:span> = répertoire ; <text:span text:style-name="T1">f </text:span>= fichier</text:p>
      <text:p text:style-name="P3"><text:span text:style-name="T1">-name</text:span> : recherche sur le nom</text:p>
      <text:p text:style-name="P3"><text:span text:style-name="T1">-size </text:span>: par bloc ; <text:span text:style-name="T1">c</text:span> = caractère/octet/byte</text:p>
      <text:p text:style-name="P3"><text:span text:style-name="T1">-newer fichier</text:span> : date de modification postérieur à fichier</text:p>
      <text:p text:style-name="P3"><text:span text:style-name="T1">-mtime</text:span> : date de dernière modification</text:p>
      <text:p text:style-name="P3"><text:span text:style-name="T1">-atime </text:span>: date de dernier accès</text:p>
      <text:p text:style-name="P3"><text:span text:style-name="T1">-ctime</text:span> : date de dernier changement de statut</text:p>
      <text:p text:style-name="P3"><text:span text:style-name="T1">-perm</text:span> <text:span text:style-name="T1">mode</text:span> : <text:span text:style-name="T1">-mode</text:span> = au moins les permissions ; <text:span text:style-name="T1">+mode</text:span> = certaine permissions ; </text:p>
      <text:p text:style-name="P3"><text:span text:style-name="T1"><text:tab/>mode</text:span> = exact permissions ; <text:tab/><text:span text:style-name="T1">/ </text:span>: au moins une des perms, <text:tab/><text:span text:style-name="T1">- </text:span>: au moins les perms</text:p>
      <text:p text:style-name="P3"><text:span text:style-name="T1">-exec cmd </text:span>: éxécute cmd pour les fichiers/répertoires trouvés</text:p>
      <text:p text:style-name="P95">-execdir cmd<text:span text:style-name="T18"> : comme </text:span>exec<text:span text:style-name="T18"> à la différence que le répertoire où s’effectuera la commande sera celui où find a matché. </text:span></text:p>
      <text:p text:style-name="P95"><text:span text:style-name="T1">-ok</text:span><text:span text:style-name="T18"> : comme </text:span><text:span text:style-name="T1">exec</text:span><text:span text:style-name="T18"> mais interroge l'utilisateur avant d’exécuter la commande pour chaque fichier trouvé</text:span></text:p>
      <text:p text:style-name="P3"><text:span text:style-name="T1">-maxdepth</text:span> : profondeur de recherche ( similaire <text:span text:style-name="T1">mindepth</text:span> )</text:p>
      <text:p text:style-name="P3"><text:span text:style-name="T1">-atime</text:span> : date de dernier accès en lecture</text:p>
      <text:p text:style-name="P3"><text:span text:style-name="T1">-quit</text:span> : arrête le processus des qu'un résultat est trouver. Ne l'affiche pas si on ne met pas <text:span text:style-name="T1">-print -quit</text:span> </text:p>
      <text:p text:style-name="P3"/>
      <text:p text:style-name="P3">------------------------------------------------------------------------------------------------------------------------</text:p>
      <text:p text:style-name="P37"/>
      <text:list xml:id="list195051686126569" text:continue-numbering="true" text:style-name="L1">
        <text:list-item>
          <text:p text:style-name="P105"><text:span text:style-name="T1">grep [-option] 'pattern' [file]</text:span> :</text:p>
        </text:list-item>
      </text:list>
      <text:p text:style-name="Standard"><text:span text:style-name="T1">-G</text:span> : interprète motif comme une regex simple. Par défaut.</text:p>
      <text:p text:style-name="Standard"><text:span text:style-name="T1">-E</text:span> : interprète motif comme une regex étandue →<text:span text:style-name="T63"> egrep</text:span></text:p>
      <text:p text:style-name="Standard"><text:span text:style-name="T3">-F</text:span><text:span text:style-name="T16"> : interprète motif comme une liste de chaînes figées, séparées par des Sauts de Lignes (NewLine). La correspondance est faite avec n'importe laquelle de ces chaînes.</text:span></text:p>
      <text:p text:style-name="P96"/>
      <text:p text:style-name="P104">*Dans <text:s/>les <text:s/>expressions <text:s/>régulières <text:s/>simples, les méta-caractères ?, +, {, |, (, et ) perdent <text:s/>leurs <text:s/>significations spéciales, il faut utiliser à la place leurs versions avec backSlash \?, \+, \{, \|, \(, et \).</text:p>
      <text:p text:style-name="P104">*Dans grep -E <text:s/>le <text:s/>méta-caractère <text:s/>{ <text:s/>perd <text:s/>sa <text:s/>signification spéciale, il faut utiliser \{ à la place.</text:p>
      <text:p text:style-name="P96"/>
      <text:p text:style-name="Standard"><text:span text:style-name="T1">-i</text:span> : ignorer différence majuscule/minuscule</text:p>
      <text:p text:style-name="Standard"><text:span text:style-name="T1">-v</text:span> : sélectionne les lignes ne correspondants pas à motif</text:p>
      <text:p text:style-name="Standard"><text:span text:style-name="T1">-w</text:span> : sélectionne les lignes dont le motif forme un mot complet</text:p>
      <text:p text:style-name="Standard"><text:span text:style-name="T1">-c</text:span> : affiche un compte des lignes correspondantes</text:p>
      <text:p text:style-name="Standard"><text:span text:style-name="T1">-n</text:span> : numérote les lignes</text:p>
      <text:p text:style-name="Standard"><text:span text:style-name="T1">-l</text:span> : affiche le nom des fichiers contenant des lignes correspondantes</text:p>
      <text:p text:style-name="Standard"><text:span text:style-name="T1">-L</text:span> : affiche le nom des fichiers contenant des lignes non correspondantes</text:p>
      <text:p text:style-name="Standard"><text:span text:style-name="T1">-r</text:span> : cherche dans les fichier du répertoire et des sous répertoires de manière récursive →<text:span text:style-name="T63"> rgrep</text:span></text:p>
      <text:p text:style-name="P97">-I : exclu les fichiers binaires</text:p>
      <text:p text:style-name="Standard"/>
      <text:p text:style-name="P3"><text:soft-page-break/>------------------------------------------------------------------------------------------------------------------------</text:p>
      <text:p text:style-name="P3"/>
      <text:list xml:id="list195052988011127" text:continue-numbering="true" text:style-name="L1">
        <text:list-item>
          <text:p text:style-name="P126">seq [n0] [i] n : <text:span text:style-name="T18">retourne les entiers de n0 jusqu'à n en incrémentant de i</text:span></text:p>
        </text:list-item>
      </text:list>
      <text:p text:style-name="P93">n0 par défaut 1</text:p>
      <text:p text:style-name="P93">i par défaut 1</text:p>
      <text:p text:style-name="P41"/>
      <text:p text:style-name="P92">------------------------------------------------------------------------------------------------------------------------</text:p>
      <text:p text:style-name="P42"/>
      <text:list xml:id="list195052854234077" text:continue-numbering="true" text:style-name="L1">
        <text:list-item>
          <text:p text:style-name="P124">read [-option] var1 var2 … varn : <text:span text:style-name="T18">lit sur l'entrée standard des valeurs jusqu'à rencontrer le délimiteur. Range ces valeurs dans var1, var2, …, varn. Les valeurs sont séparées par les caractères contenus dans $IFS. La dernière variable prend le reste des valeurs s'il en reste.</text:span></text:p>
        </text:list-item>
      </text:list>
      <text:p text:style-name="P46">-d delim : <text:span text:style-name="T18">change le délimiteur. Par défaut \n <text:s text:c="3"/><text:tab/>!= séparateur !</text:span></text:p>
      <text:p text:style-name="P40"><text:span text:style-name="T29">-</text:span><text:span text:style-name="T30">n m : lit m caractères </text:span></text:p>
      <text:p text:style-name="P44">-N n : <text:span text:style-name="T18">lit n caractères, ignore les séparateurs</text:span></text:p>
      <text:p text:style-name="P39"><text:span text:style-name="T18">séparateurs : par défaut </text:span>IFS<text:span text:style-name="T18">=$' \t\n' <text:s/>→ espace, tabulation, retour chariot </text:span></text:p>
      <text:p text:style-name="P39"><text:span text:style-name="T18">-</text:span><text:span text:style-name="T29">p message : message de prompte </text:span></text:p>
      <text:p text:style-name="P39"><text:span text:style-name="T29">-</text:span><text:span text:style-name="T31">t time : timout time</text:span></text:p>
      <text:p text:style-name="P91">-s : masque les caractères</text:p>
      <text:p text:style-name="P31"/>
      <text:p text:style-name="P48">------------------------------------------------------------------------------------------------------------------------</text:p>
      <text:p text:style-name="P48"/>
      <text:list xml:id="list195052114610896" text:continue-numbering="true" text:style-name="L1">
        <text:list-item>
          <text:p text:style-name="P127"><text:span text:style-name="T1">git </text:span>: logiciel de gestion de version</text:p>
        </text:list-item>
      </text:list>
      <text:p text:style-name="P48"><text:span text:style-name="T1">git init</text:span> : initialise un repository git vide</text:p>
      <text:p text:style-name="P48"><text:span text:style-name="T1">git status</text:span> : renvoie l'état du repository</text:p>
      <text:p text:style-name="P94"><text:span text:style-name="T1">git log</text:span> : affiche la liste des commits</text:p>
      <text:p text:style-name="P94"><text:span text:style-name="T1">git log --oneline</text:span> : comme git log mais sur une ligne</text:p>
      <text:p text:style-name="P94"><text:span text:style-name="T1">git add [files]</text:span> : ajoute files à la liste des commits</text:p>
      <text:p text:style-name="P94"><text:span text:style-name="T1">git commit -m ''message''</text:span> : commit les fichiers qui sont dans la liste des commits avec le message message</text:p>
      <text:p text:style-name="P94"><text:span text:style-name="T1">git checkout [id]</text:span> : revient au commit correspondant à id</text:p>
      <text:p text:style-name="P45">git remote add origin [url]<text:span text:style-name="T18"> : définit l'adresse où l'on push</text:span></text:p>
      <text:p text:style-name="P45">git push --set-upstream origin master <text:span text:style-name="T18">: associe master avec origin</text:span></text:p>
      <text:p text:style-name="P45">git push<text:span text:style-name="T18"> : envoie les commit dans origin</text:span></text:p>
      <text:p text:style-name="P45">git pull <text:span text:style-name="T18">: récupère les commit de origin</text:span></text:p>
      <text:p text:style-name="P94"><text:span text:style-name="T1">git remote </text:span>: liste les dépots distants</text:p>
      <text:p text:style-name="P94"><text:span text:style-name="T1">git remote -v </text:span>: comme git remote avec les url</text:p>
      <text:p text:style-name="P94"><text:span text:style-name="T1">git clone [link]</text:span> : clone le repositry</text:p>
      <text:p text:style-name="P94"><text:span text:style-name="T1">git branch newbranch</text:span> : crée une nouvelle branche newbranch</text:p>
      <text:p text:style-name="P94"><text:span text:style-name="T1">git merge branch</text:span> : incorpore les changements de branch à la branche actuelle</text:p>
      <text:p text:style-name="P94"/>
      <text:p text:style-name="P48">------------------------------------------------------------------------------------------------------------------------</text:p>
      <text:p text:style-name="Standard"/>
      <text:list xml:id="list195051721210336" text:continue-numbering="true" text:style-name="L1">
        <text:list-item>
          <text:p text:style-name="P105"><text:span text:style-name="T1">ssh-keygen -t rsa -C "votre email@mondomaine"</text:span> : créer une clée ssh</text:p>
        </text:list-item>
      </text:list>
      <text:p text:style-name="P48"/>
      <text:p text:style-name="P48"/>
      <text:p text:style-name="P49"/>
      <text:p text:style-name="P50">sudo  cmd : (Substitute User Do) exécute la commande cmd en root</text:p>
      <text:p text:style-name="P50"/>
      <text:p text:style-name="P50">su user : changer d’utilisateur, sans nom d’utilisateur indiqué permet de passer en root</text:p>
      <text:p text:style-name="P50"/>
      <text:p text:style-name="P51">adduser user : ajouter l’utilisateur user de manière interactive</text:p>
      <text:p text:style-name="P51"/>
      <text:p text:style-name="P51"><text:soft-page-break/>deluser [-option] user : supprime le compte de user</text:p>
      <text:p text:style-name="P51">--remove-home : supprime également le répertoire personnel</text:p>
      <text:p text:style-name="P51"/>
      <text:p text:style-name="P52">addgroup name : crée le groupe name</text:p>
      <text:p text:style-name="P52"/>
      <text:p text:style-name="P53">delgroup name : supprime le groupe name</text:p>
      <text:p text:style-name="P53"/>
      <text:p text:style-name="P54">chown user file : change le propriétaire du fichier file et le met à user</text:p>
      <text:p text:style-name="P54">chown user:gourp file : change le propriétaire du fichier file et le met à user et le groupe du fichier file et le met à group</text:p>
      <text:p text:style-name="P54">-<text:span text:style-name="T61">R : de manière récurssive pour les sous dossiers</text:span></text:p>
      <text:p text:style-name="P54"/>
      <text:p text:style-name="P54"><text:span text:style-name="T61">chgrp</text:span> group file : change le group du fichier file et le met à group</text:p>
      <text:p text:style-name="P54"/>
      <text:p text:style-name="P55">apt-get update : mettre à jour le cache des paquets</text:p>
      <text:p text:style-name="P55">apt-cache search name : rechercher le paquet name</text:p>
      <text:p text:style-name="P55">apt-cache show paquet : avoir une description du paquet paquet</text:p>
      <text:p text:style-name="P55">apt-get install paquet : installe le paquet paquet</text:p>
      <text:p text:style-name="P56">apt-get remove paquet : désinstalle le paquet paquet</text:p>
      <text:p text:style-name="P56">apt-get autoremove paquet : paquet : désinstalle le paquet et ses dépendances non utilisées</text:p>
      <text:p text:style-name="P56">apt-get upgrade : met à jours tous les paquets installés</text:p>
      <text:p text:style-name="P56">apt-get autoremove –purge : <text:span text:style-name="T62">comme <text:s/>autoremove mais supprime en plus les fichiers de configuration</text:span></text:p>
      <text:p text:style-name="P56"/>
      <text:p text:style-name="P57">man cmd : affiche la page manuelle de cmd</text:p>
      <text:p text:style-name="P58">apropos name : affiches les commandes en rapport avec name</text:p>
      <text:p text:style-name="P59">whatis cmd : affiche la description de la commande cmd</text:p>
      <text:p text:style-name="P59"/>
      <text:p text:style-name="P60">uniq [option] file [output] : supprime les lignes identiques et les écrit dans output si spécifié, sur la sortie standard sinon</text:p>
      <text:p text:style-name="P60">-c : affiche le nombre d’occurrences</text:p>
      <text:p text:style-name="P60">-d : affiche uniquement les doublons</text:p>
      <text:p text:style-name="P60">-u : affiche unique ment les ligne uniques</text:p>
      <text:p text:style-name="P60"/>
      <text:p text:style-name="P61">cut [option] file :</text:p>
      <text:p text:style-name="P61">-c -nb : du 1<text:span text:style-name="T65">er</text:span> charactère au nb ème <text:s/></text:p>
      <text:p text:style-name="P61">-c nb- : du nb ème au dernier charatère</text:p>
      <text:p text:style-name="P61">-d delim : utilise delim comme délimiteur. <text:span text:style-name="T66">Default → tab</text:span></text:p>
      <text:p text:style-name="P61">-f <text:span text:style-name="T67">nb</text:span> : <text:span text:style-name="T67">indique le numéro du champ à couper</text:span></text:p>
      <text:p text:style-name="P61"/>
      <text:p text:style-name="P62">uptime : affiche la durée de fonctionnement de l’ordinateur <text:span text:style-name="T68">ainsi que sa charge moyenne</text:span></text:p>
      <text:p text:style-name="P62"/>
      <text:p text:style-name="P63">tload : affiche graphiquement la charge de l’ordinateur</text:p>
      <text:p text:style-name="P63"/>
      <text:p text:style-name="P64">who : affiche les personnes connectées sur la machine</text:p>
      <text:p text:style-name="P64"/>
      <text:p text:style-name="P64">w : d\te + uptime + who</text:p>
      <text:p text:style-name="P64"/>
      <text:p text:style-name="P65">top : affiches les processus de manière dynamique</text:p>
      <text:p text:style-name="P65"/>
      <text:p text:style-name="P65">kill PID : arrêter le processus correspondant à PID</text:p>
      <text:p text:style-name="P65">-9 : force brute</text:p>
      <text:p text:style-name="P65"><text:soft-page-break/></text:p>
      <text:p text:style-name="P65">killall name : arrête tout les processus name</text:p>
      <text:p text:style-name="P65"/>
      <text:p text:style-name="P66">halt, poweroff, reboot, shutdow : arrête, met hors tension, redémarre la machine</text:p>
      <text:p text:style-name="P65"/>
      <text:p text:style-name="P67">cmd&amp; : exécute cmd en arrière plan</text:p>
      <text:p text:style-name="P67"/>
      <text:p text:style-name="P67">nohup cmd : détache cmd de la console et ses sorties sont redirigées vers un fichier nohup.out</text:p>
      <text:p text:style-name="P67"/>
      <text:p text:style-name="P68">bg : background → met le processus en arrière plan</text:p>
      <text:p text:style-name="P68"/>
      <text:p text:style-name="P69">jobs : liste les processus en arrière plan</text:p>
      <text:p text:style-name="P69"/>
      <text:p text:style-name="P70">fg %n : renvoie le processus n en pr<text:span text:style-name="T69">e</text:span>mier plan</text:p>
      <text:p text:style-name="P70"/>
      <text:p text:style-name="P71">screen : émulateur de terminaux</text:p>
      <text:p text:style-name="P71"/>
      <text:p text:style-name="P72">at : exécute une commande ultérieurement</text:p>
      <text:p text:style-name="P73">atq : liste les jobs en attente</text:p>
      <text:p text:style-name="P73">atrm n : supprime le job n</text:p>
      <text:p text:style-name="P73"/>
      <text:p text:style-name="P74">sleep n : fait une pause de n secondes</text:p>
      <text:p text:style-name="P74"/>
      <text:p text:style-name="P75">crontab [option] : modifier la liste des programmes à exécuter ultérieurement</text:p>
      <text:p text:style-name="P74">-<text:span text:style-name="T70">l : afficher la liste</text:span></text:p>
      <text:p text:style-name="P74">-<text:span text:style-name="T70">e : éditer la liste</text:span></text:p>
      <text:p text:style-name="P74">-<text:span text:style-name="T70">r : vider la liste</text:span></text:p>
      <text:p text:style-name="P74"/>
      <text:p text:style-name="P76">tar [option] archive dossier : archive dossier en archive</text:p>
      <text:p text:style-name="P76">-c : créer l’archive</text:p>
      <text:p text:style-name="P76">-v : verbose</text:p>
      <text:p text:style-name="P76">-f : assembler l’archive dans un fichier</text:p>
      <text:p text:style-name="P76">-t : afficher le contenue de l’archive </text:p>
      <text:p text:style-name="P76">-r : rajouter un fichier</text:p>
      <text:p text:style-name="P76">-x : extraire les fichiers de l’archive</text:p>
      <text:p text:style-name="P76">-<text:span text:style-name="T72">z : compresse(c)/décompresse(x) en gzip</text:span></text:p>
      <text:p text:style-name="P76">-<text:span text:style-name="T72">j : compresse(c)/décompresse(x) en bzip2</text:span></text:p>
      <text:p text:style-name="P76"/>
      <text:p text:style-name="P77">gzip file.tar : compresse file.tar en file.tar.gz</text:p>
      <text:p text:style-name="P77">gunzip file.tar.gz : décompresse file.tar.gz en file.tar</text:p>
      <text:p text:style-name="P77"/>
      <text:p text:style-name="P77"><text:span text:style-name="T71">b</text:span>zip<text:span text:style-name="T71">2</text:span> file.tar : compresse file.tar en file.tar.<text:span text:style-name="T71">b</text:span>z<text:span text:style-name="T71">2</text:span></text:p>
      <text:p text:style-name="P77"><text:span text:style-name="T71">b</text:span>unzip<text:span text:style-name="T71">2</text:span> file.tar.<text:span text:style-name="T71">b</text:span>z<text:span text:style-name="T71">2</text:span> : décompresse file.tar.<text:span text:style-name="T71">b</text:span>z<text:span text:style-name="T71">2</text:span> en file.tar</text:p>
      <text:p text:style-name="P77"/>
      <text:p text:style-name="P78">zcat : cat un fichier gzippé</text:p>
      <text:p text:style-name="P78">zmore : more un fichier gzippé</text:p>
      <text:p text:style-name="P78">zless : less un fichier gzippé </text:p>
      <text:p text:style-name="P78"/>
      <text:p text:style-name="P78">unzip [option] file.zip : décompresse file.zip</text:p>
      <text:p text:style-name="P78">-l : affiche sans décompresser</text:p>
      <text:p text:style-name="P78"/>
      <text:p text:style-name="P78">unrar [option] file.rar :décompresse file.rar</text:p>
      <text:p text:style-name="P78"><text:soft-page-break/>e : décompresser file.rar</text:p>
      <text:p text:style-name="P78">l:afficher sans décompresser</text:p>
      <text:p text:style-name="P78"/>
      <text:p text:style-name="P79">ssh <text:a xlink:type="simple" xlink:href="mailto:login@addr" text:style-name="Internet_20_link" text:visited-style-name="Visited_20_Internet_20_Link">login@addr</text:a> : se connecter au se<text:span text:style-name="T73">r</text:span>veur addr</text:p>
      <text:p text:style-name="P79"/>
      <text:p text:style-name="P80">wget [option] http/ftp_addr : télécharge le fichier pointé par le lien</text:p>
      <text:p text:style-name="P80">-c : reprendre un téléchargement arrêté</text:p>
      <text:p text:style-name="P80">--<text:span text:style-name="T74">background : téléchargement en arrière plan</text:span></text:p>
      <text:p text:style-name="P80"/>
      <text:p text:style-name="P81">scp <text:a xlink:type="simple" xlink:href="mailto:login@IP" text:style-name="Internet_20_link" text:visited-style-name="Visited_20_Internet_20_Link">login@IP</text:a>:path_src <text:a xlink:type="simple" xlink:href="mailto:login@IP" text:style-name="Internet_20_link" text:visited-style-name="Visited_20_Internet_20_Link">login@IP</text:a>:path_dst : copie de fichier d’une machine à une autre</text:p>
      <text:p text:style-name="P81"/>
      <text:p text:style-name="P82">ftp host : se connecter à un serveur ftp</text:p>
      <text:p text:style-name="P82"/>
      <text:p text:style-name="P82">!cmd : exécuter cmd sur sa machine lorsque l’on est connecté à un serveur ftp</text:p>
      <text:p text:style-name="P82"/>
      <text:p text:style-name="P82">get file : télécharger un fichier sur un serveur ftp</text:p>
      <text:p text:style-name="P82">put file : déposer un fichier sur un serveur ftp</text:p>
      <text:p text:style-name="P82"/>
      <text:p text:style-name="P83">sftp <text:a xlink:type="simple" xlink:href="mailto:login@IP" text:style-name="Internet_20_link" text:visited-style-name="Visited_20_Internet_20_Link">login@IP</text:a> : se connecter à un serveur sftp</text:p>
      <text:p text:style-name="P83"/>
      <text:p text:style-name="P85">rsync [option]<text:span text:style-name="T74"> </text:span><text:a xlink:type="simple" xlink:href="mailto:login@IP" text:style-name="Internet_20_link" text:visited-style-name="Visited_20_Internet_20_Link"><text:span text:style-name="T74">login@IP</text:span></text:a><text:span text:style-name="T74">:path_src </text:span><text:a xlink:type="simple" xlink:href="mailto:login@IP" text:style-name="Internet_20_link" text:visited-style-name="Visited_20_Internet_20_Link"><text:span text:style-name="T74">login@IP</text:span></text:a><text:span text:style-name="T74">:path_dst</text:span> : effectue un sauvegarde incrémentielle de src vers dst</text:p>
      <text:p text:style-name="P84">-a : conserve toutes les informations</text:p>
      <text:p text:style-name="P84">-r : copie également les sous dossiers</text:p>
      <text:p text:style-name="P84">-v : verbose</text:p>
      <text:p text:style-name="P84">--delete : supprime les fichiers de dst supprimés dans src</text:p>
      <text:p text:style-name="P84">--backups-dir=path : déplace les fichiers supprimés vers path</text:p>
      <text:p text:style-name="P84">--exclude=pattern : exclu les fichiers matchant avec pattern</text:p>
      <text:p text:style-name="P84"/>
      <text:p text:style-name="P86">host IP/domaine : donne la correspondance domaine/IP</text:p>
      <text:p text:style-name="P86"/>
      <text:p text:style-name="P87">whois Ip/domaine : affiche les informations sur l’IP/domaine</text:p>
      <text:p text:style-name="P87"/>
      <text:p text:style-name="P88">netstat [option] : affiche des information réseau</text:p>
      <text:p text:style-name="P88">-i : affiche des statistiques sur les interfaces réseau</text:p>
      <text:p text:style-name="P89">-a : <text:span text:style-name="T75">afficher toutes les connexions quelque soit leur état</text:span></text:p>
      <text:p text:style-name="P89">-<text:span text:style-name="T75">u : afficher les connexions UDP</text:span></text:p>
      <text:p text:style-name="P89">-<text:span text:style-name="T75">t : afficher les connexions TCP</text:span></text:p>
      <text:p text:style-name="P89"><text:s/></text:p>
      <text:p text:style-name="P90">iptables [option] : pare-feu</text:p>
      <text:p text:style-name="P90">--line-numbers : numérote les règles</text:p>
      <text:p text:style-name="P100"><text:bookmark text:name="r-2283521"/><text:bookmark text:name="r-2283507"/><text:bookmark text:name="r-2283508"/><text:span text:style-name="Source_20_Text"><text:span text:style-name="T28">-A chain</text:span></text:span><text:span text:style-name="T28"> : ajoute une règle en fin de liste pour la </text:span><text:span text:style-name="Source_20_Text"><text:span text:style-name="T28">chain</text:span></text:span><text:span text:style-name="T28"> indiquée (</text:span><text:span text:style-name="Source_20_Text"><text:span text:style-name="T28">INPUT</text:span></text:span><text:span text:style-name="T28"> ou </text:span><text:span text:style-name="Source_20_Text"><text:span text:style-name="T28">OUTPUT</text:span></text:span><text:span text:style-name="T28">, par exemple).</text:span></text:p>
      <text:p text:style-name="P100"><text:bookmark text:name="r-2283510"/><text:bookmark text:name="r-2283509"/><text:span text:style-name="Source_20_Text">-D chain rulenum</text:span> : supprime la règle n° <text:span text:style-name="Source_20_Text">rulenum</text:span> pour la <text:span text:style-name="Source_20_Text">chain</text:span> indiquée.</text:p>
      <text:p text:style-name="P100"><text:bookmark text:name="r-2283512"/><text:bookmark text:name="r-2283511"/><text:span text:style-name="Source_20_Text">-I chain rulenum</text:span> : insère une règle au milieu de la liste à la position indiquée par <text:span text:style-name="Source_20_Text">rulenum</text:span>. Si vous n'indiquez pas de position <text:span text:style-name="Source_20_Text">rulenum</text:span>, la règle sera insérée en premier, tout en haut dans la liste.</text:p>
      <text:p text:style-name="P100"><text:bookmark text:name="r-2283514"/><text:bookmark text:name="r-2283513"/><text:span text:style-name="Source_20_Text">-R chain rulenum</text:span> : remplace la règle n° <text:span text:style-name="Source_20_Text">rulenum</text:span> dans la <text:span text:style-name="Source_20_Text">chain</text:span> indiquée.</text:p>
      <text:p text:style-name="P100"><text:bookmark text:name="r-2283516"/><text:bookmark text:name="r-2283515"/><text:span text:style-name="Source_20_Text">-L</text:span> : liste les règles (nous l'avons déjà vu).</text:p>
      <text:p text:style-name="P100"><text:bookmark text:name="r-2283518"/><text:bookmark text:name="r-2283517"/><text:span text:style-name="Source_20_Text">-F chain</text:span> : vide toutes les règles de la <text:span text:style-name="Source_20_Text">chain</text:span> indiquée. Cela revient à supprimer toutes les règles <text:soft-page-break/>une par une pour cette <text:span text:style-name="Source_20_Text">chain</text:span>.</text:p>
      <text:p text:style-name="P100"><text:bookmark text:name="r-2283519"/><text:bookmark text:name="r-2283520"/><text:span text:style-name="Source_20_Text">-P chain regle</text:span> : modifie la règle par défaut pour la <text:span text:style-name="Source_20_Text">chain</text:span>. Cela permet de dire, par exemple, que par défaut tous les ports sont fermés, sauf ceux que l'on a indiqués dans les règles.</text:p>
      <text:p text:style-name="P25">dig</text:p>
      <text:p text:style-name="P25"/>
      <text:p text:style-name="P25">netcat</text:p>
      <text:p text:style-name="P25"/>
      <text:p text:style-name="P26">who : indique qui est loggé</text:p>
      <text:p text:style-name="P26"/>
      <text:p text:style-name="P120">at :</text:p>
      <text:p text:style-name="P120"/>
      <text:p text:style-name="P121">fork</text:p>
      <text:p text:style-name="P121"/>
      <text:p text:style-name="P121">waitpid</text:p>
      <text:p text:style-name="P121"/>
      <text:p text:style-name="P121">execl, execlp, execv, execv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face style:name="Arial2"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on Alves</meta:initial-creator>
    <meta:creation-date>2018-12-04T19:14:42.16</meta:creation-date>
    <dc:date>2019-09-20T19:50:51.277317762</dc:date>
    <meta:editing-duration>P1DT1H56M10S</meta:editing-duration>
    <meta:editing-cycles>144</meta:editing-cycles>
    <meta:generator>LibreOffice/6.2.6.2$Linux_X86_64 LibreOffice_project/20$Build-2</meta:generator>
    <meta:document-statistic meta:table-count="0" meta:image-count="0" meta:object-count="0" meta:page-count="13" meta:paragraph-count="418" meta:word-count="3915" meta:character-count="26493" meta:non-whitespace-character-count="22819"/>
  </office:meta>
</office:document-meta>
</file>